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33" style:family="table-column">
      <style:table-column-properties fo:break-before="auto" style:column-width="1.226cm"/>
    </style:style>
    <style:style style:name="co34" style:family="table-column">
      <style:table-column-properties fo:break-before="auto" style:column-width="1.699cm"/>
    </style:style>
    <style:style style:name="co35" style:family="table-column">
      <style:table-column-properties fo:break-before="auto" style:column-width="1.515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1.884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3.438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3.642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3.228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1.379cm"/>
    </style:style>
    <style:style style:name="co18" style:family="table-column">
      <style:table-column-properties fo:break-before="auto" style:column-width="0.623cm"/>
    </style:style>
    <style:style style:name="co19" style:family="table-column">
      <style:table-column-properties fo:break-before="auto" style:column-width="1.499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3.103cm"/>
    </style:style>
    <style:style style:name="co22" style:family="table-column">
      <style:table-column-properties fo:break-before="auto" style:column-width="2.649cm"/>
    </style:style>
    <style:style style:name="co23" style:family="table-column">
      <style:table-column-properties fo:break-before="auto" style:column-width="3.512cm"/>
    </style:style>
    <style:style style:name="co24" style:family="table-column">
      <style:table-column-properties fo:break-before="auto" style:column-width="2.949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3.03cm"/>
    </style:style>
    <style:style style:name="co27" style:family="table-column">
      <style:table-column-properties fo:break-before="auto" style:column-width="3.295cm"/>
    </style:style>
    <style:style style:name="co28" style:family="table-column">
      <style:table-column-properties fo:break-before="auto" style:column-width="1.252cm"/>
    </style:style>
    <style:style style:name="co29" style:family="table-column">
      <style:table-column-properties fo:break-before="auto" style:column-width="1.356cm"/>
    </style:style>
    <style:style style:name="co30" style:family="table-column">
      <style:table-column-properties fo:break-before="auto" style:column-width="2.805cm"/>
    </style:style>
    <style:style style:name="co31" style:family="table-column">
      <style:table-column-properties fo:break-before="auto" style:column-width="3.094cm"/>
    </style:style>
    <style:style style:name="co32" style:family="table-column">
      <style:table-column-properties fo:break-before="auto" style:column-width="2.937cm"/>
    </style:style>
    <style:style style:name="co38" style:family="table-column">
      <style:table-column-properties fo:break-before="auto" style:column-width="1.831cm"/>
    </style:style>
    <style:style style:name="co39" style:family="table-column">
      <style:table-column-properties fo:break-before="auto" style:column-width="1.891cm"/>
    </style:style>
    <style:style style:name="co40" style:family="table-column">
      <style:table-column-properties fo:break-before="auto" style:column-width="1.961cm"/>
    </style:style>
    <style:style style:name="co41" style:family="table-column">
      <style:table-column-properties fo:break-before="auto" style:column-width="2.33cm"/>
    </style:style>
    <style:style style:name="co42" style:family="table-column">
      <style:table-column-properties fo:break-before="auto" style:column-width="2.404cm"/>
    </style:style>
    <style:style style:name="ro7" style:family="table-row">
      <style:table-row-properties style:row-height="0.46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29" style:family="table-cell" style:parent-style-name="Default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text-position="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text-position="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text-position="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position="" style:font-name="Arial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2" style:family="table-cell" style:parent-style-name="Default" style:data-style-name="N2">
      <style:table-cell-properties fo:border="0.06pt solid #000000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2">
      <style:table-cell-properties fo:border="0.06pt solid #000000"/>
      <style:map style:condition="cell-content()&lt;1" style:apply-style-name="slow" style:base-cell-address="analyse.G7"/>
      <style:map style:condition="cell-content()&gt;=1" style:apply-style-name="fast" style:base-cell-address="analyse.G7"/>
    </style:style>
    <style:style style:name="ce15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G20"/>
      <style:map style:condition="cell-content()&lt;=-0.02" style:apply-style-name="slow" style:base-cell-address="analyse.G20"/>
    </style:style>
    <style:style style:name="ce16" style:family="table-cell" style:parent-style-name="Default" style:data-style-name="N10">
      <style:table-cell-properties fo:border="0.06pt solid #000000"/>
      <style:map style:condition="cell-content()&lt;0" style:apply-style-name="fast" style:base-cell-address="analyse.G33"/>
      <style:map style:condition="cell-content()&gt;0" style:apply-style-name="slow" style:base-cell-address="analyse.G33"/>
    </style:style>
    <style:style style:name="ce17" style:family="table-cell" style:parent-style-name="Default" style:data-style-name="N115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ackground-color="#ffffcc" fo:border="0.06pt solid #000000"/>
    </style:style>
    <style:style style:name="ce19" style:family="table-cell" style:parent-style-name="Default" style:data-style-name="N2">
      <style:table-cell-properties fo:background-color="#ffffcc" fo:border="0.06pt solid #000000"/>
    </style:style>
    <style:style style:name="ce20" style:family="table-cell" style:parent-style-name="Default" style:data-style-name="N0">
      <style:table-cell-properties fo:background-color="#ffffcc" fo:border="0.06pt solid #000000"/>
    </style:style>
    <style:style style:name="ce21" style:family="table-cell" style:parent-style-name="Default" style:data-style-name="N115">
      <style:table-cell-properties fo:border="0.06pt solid #000000"/>
    </style:style>
    <style:style style:name="ce22" style:family="table-cell" style:parent-style-name="Default">
      <style:table-cell-properties fo:background-color="#ffff99"/>
    </style:style>
    <style:style style:name="ce23" style:family="table-cell" style:parent-style-name="Default">
      <style:table-cell-properties fo:background-color="#cfe7f5"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#e6e6e6" fo:border="0.06pt solid #000000"/>
    </style:style>
    <style:style style:name="ce26" style:family="table-cell" style:parent-style-name="Default" style:data-style-name="N2">
      <style:table-cell-properties fo:background-color="#99ccff" fo:border="0.06pt solid #000000"/>
    </style:style>
    <style:style style:name="ce27" style:family="table-cell" style:parent-style-name="Default" style:data-style-name="N2">
      <style:table-cell-properties fo:background-color="#ffff99" fo:border="0.06pt solid #000000"/>
    </style:style>
    <style:style style:name="ce28" style:family="table-cell" style:parent-style-name="Default" style:data-style-name="N116">
      <style:table-cell-properties fo:background-color="#e6e6e6" fo:border="0.06pt solid #000000"/>
    </style:style>
    <style:style style:name="ce37" style:family="table-cell" style:parent-style-name="Default" style:data-style-name="N116">
      <style:table-cell-properties fo:background-color="#99ccff" fo:border="0.06pt solid #000000"/>
    </style:style>
    <style:style style:name="ce38" style:family="table-cell" style:parent-style-name="Default" style:data-style-name="N116">
      <style:table-cell-properties fo:background-color="#ffff99" fo:border="0.06pt solid #000000"/>
    </style:style>
    <style:style style:name="ce39" style:family="table-cell" style:parent-style-name="Default" style:data-style-name="N114">
      <style:table-cell-properties fo:background-color="#e6e6e6" fo:border="0.06pt solid #000000"/>
    </style:style>
    <style:style style:name="ce40" style:family="table-cell" style:parent-style-name="Default" style:data-style-name="N114">
      <style:table-cell-properties fo:background-color="#99ccff" fo:border="0.06pt solid #000000"/>
    </style:style>
    <style:style style:name="ce41" style:family="table-cell" style:parent-style-name="Default" style:data-style-name="N114">
      <style:table-cell-properties fo:background-color="#ffff99" fo:border="0.06pt solid #000000"/>
    </style:style>
    <style:style style:name="ce42" style:family="table-cell" style:parent-style-name="Default" style:data-style-name="N10">
      <style:table-cell-properties fo:background-color="#e6e6e6" fo:border="0.06pt solid #000000"/>
    </style:style>
    <style:style style:name="ce43" style:family="table-cell" style:parent-style-name="Default" style:data-style-name="N10">
      <style:table-cell-properties fo:background-color="#99ccff" fo:border="0.06pt solid #000000"/>
    </style:style>
    <style:style style:name="ce44" style:family="table-cell" style:parent-style-name="Default" style:data-style-name="N10">
      <style:table-cell-properties fo:background-color="#ffff99" fo:border="0.06pt solid #000000"/>
    </style:style>
    <style:style style:name="ce45" style:family="table-cell" style:parent-style-name="Default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value-type" style:repeat-content="false"/>
      <style:paragraph-properties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nalys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10"/>
          <table:table-cell/>
          <table:table-cell table:style-name="ce10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table:style-name="ce9" office:value-type="string" calcext:value-type="string">
            <text:p>Fonction</text:p>
          </table:table-cell>
          <table:table-cell table:style-name="ce11" office:value-type="string" calcext:value-type="string">
            <text:p>1x</text:p>
          </table:table-cell>
          <table:table-cell table:style-name="ce11" office:value-type="string" calcext:value-type="string">
            <text:p>2x phys.</text:p>
          </table:table-cell>
          <table:table-cell table:style-name="ce11" office:value-type="string" calcext:value-type="string">
            <text:p>2x virt.</text:p>
          </table:table-cell>
          <table:table-cell table:style-name="ce11" office:value-type="string" calcext:value-type="string">
            <text:p>Acc. Phys.</text:p>
          </table:table-cell>
          <table:table-cell table:style-name="ce11" office:value-type="string" calcext:value-type="string">
            <office:annotation office:display="true" draw:style-name="gr1" draw:text-style-name="P2" svg:width="4.1cm" svg:height="0.991cm" svg:x="19.856cm" svg:y="0.83cm" draw:caption-point-x="-0.575cm" draw:caption-point-y="1.437c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11" office:value-type="string" calcext:value-type="string">
            <text:p>Avantage</text:p>
          </table:table-cell>
          <table:table-cell/>
          <table:table-cell table:style-name="ce18" office:value-type="string" calcext:value-type="string">
            <text:p>Fonction</text:p>
          </table:table-cell>
          <table:table-cell table:style-name="ce18" office:value-type="string" calcext:value-type="string">
            <text:p>Durée (s)</text:p>
          </table:table-cell>
          <table:table-cell table:style-name="ce9" office:value-type="string" calcext:value-type="string">
            <office:annotation office:display="true" draw:style-name="gr2" draw:text-style-name="P2" svg:width="6.113cm" svg:height="1.386cm" svg:x="33.621cm" svg:y="0.706cm" draw:caption-point-x="-0.763cm" draw:caption-point-y="1.561c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fast</text:p>
          </table:table-cell>
          <table:table-cell table:style-name="ce12" table:formula="of:=[$calcul.$M$8]" office:value-type="float" office:value="0.431845" calcext:value-type="float">
            <text:p>0,43</text:p>
          </table:table-cell>
          <table:table-cell table:style-name="ce12" table:formula="of:=[$calcul.$M22]" office:value-type="float" office:value="0.216237" calcext:value-type="float">
            <text:p>0,22</text:p>
          </table:table-cell>
          <table:table-cell table:style-name="ce12" table:formula="of:=[$calcul.$M15]" office:value-type="float" office:value="0.404999" calcext:value-type="float">
            <text:p>0,40</text:p>
          </table:table-cell>
          <table:table-cell table:style-name="ce14" table:formula="of:=[.D7]/[.E7]" office:value-type="float" office:value="1.99709115461276" calcext:value-type="float">
            <text:p>2,00</text:p>
          </table:table-cell>
          <table:table-cell table:style-name="ce14" table:formula="of:=[.D7]/[.F7]" office:value-type="float" office:value="1.06628658342366" calcext:value-type="float">
            <text:p>1,07</text:p>
          </table:table-cell>
          <table:table-cell table:style-name="ce17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13]" office:value-type="string" office:string-value="slow_f" calcext:value-type="string">
            <text:p>slow_f</text:p>
          </table:table-cell>
          <table:table-cell table:style-name="ce19" table:formula="of:=[$analyse.$E$13]" office:value-type="float" office:value="0.281215" calcext:value-type="float">
            <text:p>0,28</text:p>
          </table:table-cell>
          <table:table-cell table:style-name="ce12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problème a</text:p>
          </table:table-cell>
          <table:table-cell table:style-name="ce9" office:value-type="string" calcext:value-type="string">
            <text:p>slow_a</text:p>
          </table:table-cell>
          <table:table-cell table:style-name="ce12" table:formula="of:=[$calcul.$M$9]" office:value-type="float" office:value="0.807645" calcext:value-type="float">
            <text:p>0,81</text:p>
          </table:table-cell>
          <table:table-cell table:style-name="ce12" table:formula="of:=[$calcul.$M23]" office:value-type="float" office:value="0.397877" calcext:value-type="float">
            <text:p>0,40</text:p>
          </table:table-cell>
          <table:table-cell table:style-name="ce12" table:formula="of:=[$calcul.$M16]" office:value-type="float" office:value="0.718059" calcext:value-type="float">
            <text:p>0,72</text:p>
          </table:table-cell>
          <table:table-cell table:style-name="ce14" table:formula="of:=[.D8]/[.E8]" office:value-type="float" office:value="2.029886120585" calcext:value-type="float">
            <text:p>2,03</text:p>
          </table:table-cell>
          <table:table-cell table:style-name="ce14" table:formula="of:=[.D8]/[.F8]" office:value-type="float" office:value="1.12476133576767" calcext:value-type="float">
            <text:p>1,12</text:p>
          </table:table-cell>
          <table:table-cell table:style-name="ce17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7]" office:value-type="string" office:string-value="fast" calcext:value-type="string">
            <text:p>fast</text:p>
          </table:table-cell>
          <table:table-cell table:style-name="ce19" table:formula="of:=[$analyse.$E$7]" office:value-type="float" office:value="0.216237" calcext:value-type="float">
            <text:p>0,22</text:p>
          </table:table-cell>
          <table:table-cell table:style-name="ce12" table:formula="of:=[.$L$7]/[.L8]" office:value-type="float" office:value="1.30049436497917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problème b</text:p>
          </table:table-cell>
          <table:table-cell table:style-name="ce9" office:value-type="string" calcext:value-type="string">
            <text:p>slow_b</text:p>
          </table:table-cell>
          <table:table-cell table:style-name="ce12" table:formula="of:=[$calcul.$M$10]" office:value-type="float" office:value="0.950752" calcext:value-type="float">
            <text:p>0,95</text:p>
          </table:table-cell>
          <table:table-cell table:style-name="ce12" table:formula="of:=[$calcul.$M24]" office:value-type="float" office:value="1.495906" calcext:value-type="float">
            <text:p>1,50</text:p>
          </table:table-cell>
          <table:table-cell table:style-name="ce12" table:formula="of:=[$calcul.$M17]" office:value-type="float" office:value="1.2874" calcext:value-type="float">
            <text:p>1,29</text:p>
          </table:table-cell>
          <table:table-cell table:style-name="ce14" table:formula="of:=[.D9]/[.E9]" office:value-type="float" office:value="0.635569347271821" calcext:value-type="float">
            <text:p>0,64</text:p>
          </table:table-cell>
          <table:table-cell table:style-name="ce14" table:formula="of:=[.D9]/[.F9]" office:value-type="float" office:value="0.738505514991456" calcext:value-type="float">
            <text:p>0,74</text:p>
          </table:table-cell>
          <table:table-cell table:style-name="ce17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8]" office:value-type="string" office:string-value="slow_a" calcext:value-type="string">
            <text:p>slow_a</text:p>
          </table:table-cell>
          <table:table-cell table:style-name="ce19" table:formula="of:=[$analyse.$E$8]" office:value-type="float" office:value="0.397877" calcext:value-type="float">
            <text:p>0,40</text:p>
          </table:table-cell>
          <table:table-cell table:style-name="ce12" table:formula="of:=[.$L$7]/[.L9]" office:value-type="float" office:value="0.706788781457586" calcext:value-type="float">
            <text:p>0,71</text:p>
          </table:table-cell>
          <table:table-cell table:number-columns-repeated="7"/>
        </table:table-row>
        <table:table-row table:style-name="ro2">
          <table:table-cell/>
          <table:table-cell table:style-name="ce9" office:value-type="string" calcext:value-type="string">
            <text:p>problème c</text:p>
          </table:table-cell>
          <table:table-cell table:style-name="ce9" office:value-type="string" calcext:value-type="string">
            <text:p>slow_c</text:p>
          </table:table-cell>
          <table:table-cell table:style-name="ce12" table:formula="of:=[$calcul.$M$11]" office:value-type="float" office:value="2.853313" calcext:value-type="float">
            <text:p>2,85</text:p>
          </table:table-cell>
          <table:table-cell table:style-name="ce12" table:formula="of:=[$calcul.$M25]" office:value-type="float" office:value="10.873617" calcext:value-type="float">
            <text:p>10,87</text:p>
          </table:table-cell>
          <table:table-cell table:style-name="ce12" table:formula="of:=[$calcul.$M18]" office:value-type="float" office:value="3.934768" calcext:value-type="float">
            <text:p>3,93</text:p>
          </table:table-cell>
          <table:table-cell table:style-name="ce14" table:formula="of:=[.D10]/[.E10]" office:value-type="float" office:value="0.262406980124461" calcext:value-type="float">
            <text:p>0,26</text:p>
          </table:table-cell>
          <table:table-cell table:style-name="ce14" table:formula="of:=[.D10]/[.F10]" office:value-type="float" office:value="0.725154062450442" calcext:value-type="float">
            <text:p>0,73</text:p>
          </table:table-cell>
          <table:table-cell table:style-name="ce17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9]" office:value-type="string" office:string-value="slow_b" calcext:value-type="string">
            <text:p>slow_b</text:p>
          </table:table-cell>
          <table:table-cell table:style-name="ce19" table:formula="of:=[$analyse.$E$9]" office:value-type="float" office:value="1.495906" calcext:value-type="float">
            <text:p>1,50</text:p>
          </table:table-cell>
          <table:table-cell table:style-name="ce12" table:formula="of:=[.$L$7]/[.L10]" office:value-type="float" office:value="0.187989753366856" calcext:value-type="float">
            <text:p>0,19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problème d</text:p>
          </table:table-cell>
          <table:table-cell table:style-name="ce9" office:value-type="string" calcext:value-type="string">
            <text:p>slow_d</text:p>
          </table:table-cell>
          <table:table-cell table:style-name="ce12" table:formula="of:=[$calcul.$M$12]" office:value-type="float" office:value="7.463339" calcext:value-type="float">
            <text:p>7,46</text:p>
          </table:table-cell>
          <table:table-cell table:style-name="ce12" table:formula="of:=[$calcul.$M26]" office:value-type="float" office:value="34.998931" calcext:value-type="float">
            <text:p>35,00</text:p>
          </table:table-cell>
          <table:table-cell table:style-name="ce12" table:formula="of:=[$calcul.$M19]" office:value-type="float" office:value="21.981792" calcext:value-type="float">
            <text:p>21,98</text:p>
          </table:table-cell>
          <table:table-cell table:style-name="ce14" table:formula="of:=[.D11]/[.E11]" office:value-type="float" office:value="0.213244770247411" calcext:value-type="float">
            <text:p>0,21</text:p>
          </table:table-cell>
          <table:table-cell table:style-name="ce14" table:formula="of:=[.D11]/[.F11]" office:value-type="float" office:value="0.339523683965347" calcext:value-type="float">
            <text:p>0,34</text:p>
          </table:table-cell>
          <table:table-cell table:style-name="ce17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12]" office:value-type="string" office:string-value="slow_e" calcext:value-type="string">
            <text:p>slow_e</text:p>
          </table:table-cell>
          <table:table-cell table:style-name="ce19" table:formula="of:=[$analyse.$E$12]" office:value-type="float" office:value="2.190125" calcext:value-type="float">
            <text:p>2,19</text:p>
          </table:table-cell>
          <table:table-cell table:style-name="ce12" table:formula="of:=[.$L$7]/[.L11]" office:value-type="float" office:value="0.128401346955082" calcext:value-type="float">
            <text:p>0,13</text:p>
          </table:table-cell>
          <table:table-cell table:number-columns-repeated="7"/>
        </table:table-row>
        <table:table-row table:style-name="ro5">
          <table:table-cell/>
          <table:table-cell table:style-name="ce9" office:value-type="string" calcext:value-type="string">
            <text:p>problème e</text:p>
          </table:table-cell>
          <table:table-cell table:style-name="ce9" office:value-type="string" calcext:value-type="string">
            <text:p>slow_e</text:p>
          </table:table-cell>
          <table:table-cell table:style-name="ce12" table:formula="of:=[$calcul.$M$13]" office:value-type="float" office:value="2.250465" calcext:value-type="float">
            <text:p>2,25</text:p>
          </table:table-cell>
          <table:table-cell table:style-name="ce12" table:formula="of:=[$calcul.$M27]" office:value-type="float" office:value="2.190125" calcext:value-type="float">
            <text:p>2,19</text:p>
          </table:table-cell>
          <table:table-cell table:style-name="ce12" table:formula="of:=[$calcul.$M20]" office:value-type="float" office:value="1.474895" calcext:value-type="float">
            <text:p>1,47</text:p>
          </table:table-cell>
          <table:table-cell table:style-name="ce14" table:formula="of:=[.D12]/[.E12]" office:value-type="float" office:value="1.02755093887335" calcext:value-type="float">
            <text:p>1,03</text:p>
          </table:table-cell>
          <table:table-cell table:style-name="ce14" table:formula="of:=[.D12]/[.F12]" office:value-type="float" office:value="1.5258476027107" calcext:value-type="float">
            <text:p>1,53</text:p>
          </table:table-cell>
          <table:table-cell table:style-name="ce17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10]" office:value-type="string" office:string-value="slow_c" calcext:value-type="string">
            <text:p>slow_c</text:p>
          </table:table-cell>
          <table:table-cell table:style-name="ce19" table:formula="of:=[$analyse.$E$10]" office:value-type="float" office:value="10.873617" calcext:value-type="float">
            <text:p>10,87</text:p>
          </table:table-cell>
          <table:table-cell table:style-name="ce12" table:formula="of:=[.$L$7]/[.L12]" office:value-type="float" office:value="0.0258621395254219" calcext:value-type="float">
            <text:p>0,03</text:p>
          </table:table-cell>
          <table:table-cell table:number-columns-repeated="7"/>
        </table:table-row>
        <table:table-row table:style-name="ro5">
          <table:table-cell/>
          <table:table-cell table:style-name="ce9" office:value-type="string" calcext:value-type="string">
            <text:p>problème f</text:p>
          </table:table-cell>
          <table:table-cell table:style-name="ce9" office:value-type="string" calcext:value-type="string">
            <text:p>slow_f</text:p>
          </table:table-cell>
          <table:table-cell table:style-name="ce12" table:formula="of:=[$calcul.$M$14]" office:value-type="float" office:value="0.419318" calcext:value-type="float">
            <text:p>0,42</text:p>
          </table:table-cell>
          <table:table-cell table:style-name="ce12" table:formula="of:=[$calcul.$M28]" office:value-type="float" office:value="0.281215" calcext:value-type="float">
            <text:p>0,28</text:p>
          </table:table-cell>
          <table:table-cell table:style-name="ce12" table:formula="of:=[$calcul.$M21]" office:value-type="float" office:value="0.408651" calcext:value-type="float">
            <text:p>0,41</text:p>
          </table:table-cell>
          <table:table-cell table:style-name="ce14" table:formula="of:=[.D13]/[.E13]" office:value-type="float" office:value="1.49109400280924" calcext:value-type="float">
            <text:p>1,49</text:p>
          </table:table-cell>
          <table:table-cell table:style-name="ce14" table:formula="of:=[.D13]/[.F13]" office:value-type="float" office:value="1.02610295827002" calcext:value-type="float">
            <text:p>1,03</text:p>
          </table:table-cell>
          <table:table-cell table:style-name="ce17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11]" office:value-type="string" office:string-value="slow_d" calcext:value-type="string">
            <text:p>slow_d</text:p>
          </table:table-cell>
          <table:table-cell table:style-name="ce19" table:formula="of:=[$analyse.$E$11]" office:value-type="float" office:value="34.998931" calcext:value-type="float">
            <text:p>35,00</text:p>
          </table:table-cell>
          <table:table-cell table:style-name="ce12" table:formula="of:=[.$L$7]/[.L13]" office:value-type="float" office:value="0.00803495969634044" calcext:value-type="float">
            <text:p>0,01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1" table:number-rows-repeated="3">
          <table:table-cell table:number-columns-repeated="20"/>
        </table:table-row>
        <table:table-row table:style-name="ro6">
          <table:table-cell table:number-columns-repeated="2"/>
          <table:table-cell table:style-name="ce10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10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6">
          <table:table-cell/>
          <table:table-cell office:value-type="string" calcext:value-type="string">
            <text:p>problème</text:p>
          </table:table-cell>
          <table:table-cell table:style-name="ce9" office:value-type="string" calcext:value-type="string">
            <text:p>Fonction</text:p>
          </table:table-cell>
          <table:table-cell table:style-name="ce11" office:value-type="string" calcext:value-type="string">
            <text:p>1x</text:p>
          </table:table-cell>
          <table:table-cell table:style-name="ce11" office:value-type="string" calcext:value-type="string">
            <text:p>2x phys.</text:p>
          </table:table-cell>
          <table:table-cell table:style-name="ce11" office:value-type="string" calcext:value-type="string">
            <text:p>2x virt.</text:p>
          </table:table-cell>
          <table:table-cell table:style-name="ce11" office:value-type="string" calcext:value-type="string">
            <text:p>Diff. Phys.</text:p>
          </table:table-cell>
          <table:table-cell table:style-name="ce11" office:value-type="string" calcext:value-type="string">
            <office:annotation office:display="true" draw:style-name="gr1" draw:text-style-name="P2" svg:width="4.135cm" svg:height="0.991cm" svg:x="19.787cm" svg:y="6.634cm" draw:caption-point-x="-0.506cm" draw:caption-point-y="1.481c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11" office:value-type="string" calcext:value-type="string">
            <text:p>Avantage</text:p>
          </table:table-cell>
          <table:table-cell/>
          <table:table-cell table:style-name="ce18" office:value-type="string" calcext:value-type="string">
            <text:p>Fonction</text:p>
          </table:table-cell>
          <table:table-cell table:style-name="ce18" office:value-type="string" calcext:value-type="string">
            <text:p>IPC</text:p>
          </table:table-cell>
          <table:table-cell table:style-name="ce9" office:value-type="string" calcext:value-type="string">
            <text:p>ratio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9" office:value-type="string" calcext:value-type="string">
            <text:p>fast</text:p>
          </table:table-cell>
          <table:table-cell table:style-name="ce12" table:formula="of:=[$calcul.$K$8]" office:value-type="float" office:value="2.64301180653325" calcext:value-type="float">
            <text:p>2,64</text:p>
          </table:table-cell>
          <table:table-cell table:style-name="ce12" table:formula="of:=[$calcul.$K22]" office:value-type="float" office:value="2.22158834090098" calcext:value-type="float">
            <text:p>2,22</text:p>
          </table:table-cell>
          <table:table-cell table:style-name="ce12" table:formula="of:=[$calcul.$K15]" office:value-type="float" office:value="1.34133984638475" calcext:value-type="float">
            <text:p>1,34</text:p>
          </table:table-cell>
          <table:table-cell table:style-name="ce15" table:formula="of:=([.E20]-[.$D20])/[.E20]" office:value-type="percentage" office:value="-0.189694669292944" calcext:value-type="percentage">
            <text:p>-19%</text:p>
          </table:table-cell>
          <table:table-cell table:style-name="ce15" table:formula="of:=([.F20]-[.$D20])/[.F20]" office:value-type="percentage" office:value="-0.970426669763689" calcext:value-type="percentage">
            <text:p>-97%</text:p>
          </table:table-cell>
          <table:table-cell table:style-name="ce17" table:formula="of:=IF([.G20]-[.H20] &g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26]" office:value-type="string" office:string-value="slow_f" calcext:value-type="string">
            <text:p>slow_f</text:p>
          </table:table-cell>
          <table:table-cell table:style-name="ce19" table:formula="of:=[$analyse.$E$26]" office:value-type="float" office:value="2.2154854058465" calcext:value-type="float">
            <text:p>2,22</text:p>
          </table:table-cell>
          <table:table-cell table:style-name="ce21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9" table:formula="of:=[.B8]" office:value-type="string" office:string-value="problème a" calcext:value-type="string">
            <text:p>problème a</text:p>
          </table:table-cell>
          <table:table-cell table:style-name="ce9" office:value-type="string" calcext:value-type="string">
            <text:p>slow_a</text:p>
          </table:table-cell>
          <table:table-cell table:style-name="ce12" table:formula="of:=[$calcul.$K$9]" office:value-type="float" office:value="2.19086278348397" calcext:value-type="float">
            <text:p>2,19</text:p>
          </table:table-cell>
          <table:table-cell table:style-name="ce12" table:formula="of:=[$calcul.$K23]" office:value-type="float" office:value="1.96029511429522" calcext:value-type="float">
            <text:p>1,96</text:p>
          </table:table-cell>
          <table:table-cell table:style-name="ce12" table:formula="of:=[$calcul.$K16]" office:value-type="float" office:value="1.15964804145862" calcext:value-type="float">
            <text:p>1,16</text:p>
          </table:table-cell>
          <table:table-cell table:style-name="ce15" table:formula="of:=([.E21]-[.$D21])/[.E21]" office:value-type="percentage" office:value="-0.117618856215763" calcext:value-type="percentage">
            <text:p>-12%</text:p>
          </table:table-cell>
          <table:table-cell table:style-name="ce15" table:formula="of:=([.F21]-[.$D21])/[.F21]" office:value-type="percentage" office:value="-0.889248034885031" calcext:value-type="percentage">
            <text:p>-89%</text:p>
          </table:table-cell>
          <table:table-cell table:style-name="ce17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21]" office:value-type="string" office:string-value="slow_a" calcext:value-type="string">
            <text:p>slow_a</text:p>
          </table:table-cell>
          <table:table-cell table:style-name="ce19" table:formula="of:=[$analyse.$E$21]" office:value-type="float" office:value="1.96029511429522" calcext:value-type="float">
            <text:p>1,96</text:p>
          </table:table-cell>
          <table:table-cell table:style-name="ce21" table:formula="of:=[.L21]/[.$L$20]" office:value-type="float" office:value="0.884815178254909" calcext:value-type="float">
            <text:p>0,9</text:p>
          </table:table-cell>
          <table:table-cell table:number-columns-repeated="7"/>
        </table:table-row>
        <table:table-row table:style-name="ro2">
          <table:table-cell/>
          <table:table-cell table:style-name="ce9" table:formula="of:=[.B9]" office:value-type="string" office:string-value="problème b" calcext:value-type="string">
            <text:p>problème b</text:p>
          </table:table-cell>
          <table:table-cell table:style-name="ce9" office:value-type="string" calcext:value-type="string">
            <text:p>slow_b</text:p>
          </table:table-cell>
          <table:table-cell table:style-name="ce12" table:formula="of:=[$calcul.$K$10]" office:value-type="float" office:value="1.52574684999403" calcext:value-type="float">
            <text:p>1,53</text:p>
          </table:table-cell>
          <table:table-cell table:style-name="ce12" table:formula="of:=[$calcul.$K24]" office:value-type="float" office:value="0.453694837719967" calcext:value-type="float">
            <text:p>0,45</text:p>
          </table:table-cell>
          <table:table-cell table:style-name="ce12" table:formula="of:=[$calcul.$K17]" office:value-type="float" office:value="0.704268889018682" calcext:value-type="float">
            <text:p>0,70</text:p>
          </table:table-cell>
          <table:table-cell table:style-name="ce15" table:formula="of:=([.E22]-[.$D22])/[.E22]" office:value-type="percentage" office:value="-2.36293632447227" calcext:value-type="percentage">
            <text:p>-236%</text:p>
          </table:table-cell>
          <table:table-cell table:style-name="ce15" table:formula="of:=([.F22]-[.$D22])/[.F22]" office:value-type="percentage" office:value="-1.16642659328596" calcext:value-type="percentage">
            <text:p>-117%</text:p>
          </table:table-cell>
          <table:table-cell table:style-name="ce17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20]" office:value-type="string" office:string-value="fast" calcext:value-type="string">
            <text:p>fast</text:p>
          </table:table-cell>
          <table:table-cell table:style-name="ce19" table:formula="of:=[$analyse.$E$20]" office:value-type="float" office:value="2.22158834090098" calcext:value-type="float">
            <text:p>2,22</text:p>
          </table:table-cell>
          <table:table-cell table:style-name="ce21" table:formula="of:=[.L22]/[.$L$20]" office:value-type="float" office:value="1.0027546717475" calcext:value-type="float">
            <text:p>1,0</text:p>
          </table:table-cell>
          <table:table-cell table:number-columns-repeated="7"/>
        </table:table-row>
        <table:table-row table:style-name="ro5">
          <table:table-cell/>
          <table:table-cell table:style-name="ce9" table:formula="of:=[.B10]" office:value-type="string" office:string-value="problème c" calcext:value-type="string">
            <text:p>problème c</text:p>
          </table:table-cell>
          <table:table-cell table:style-name="ce9" office:value-type="string" calcext:value-type="string">
            <text:p>slow_c</text:p>
          </table:table-cell>
          <table:table-cell table:style-name="ce12" table:formula="of:=[$calcul.$K$11]" office:value-type="float" office:value="0.576199582536875" calcext:value-type="float">
            <text:p>0,58</text:p>
          </table:table-cell>
          <table:table-cell table:style-name="ce12" table:formula="of:=[$calcul.$K25]" office:value-type="float" office:value="0.0602584043754667" calcext:value-type="float">
            <text:p>0,06</text:p>
          </table:table-cell>
          <table:table-cell table:style-name="ce12" table:formula="of:=[$calcul.$K18]" office:value-type="float" office:value="0.321288164070848" calcext:value-type="float">
            <text:p>0,32</text:p>
          </table:table-cell>
          <table:table-cell table:style-name="ce15" table:formula="of:=([.E23]-[.$D23])/[.E23]" office:value-type="percentage" office:value="-8.56214470842289" calcext:value-type="percentage">
            <text:p>-856%</text:p>
          </table:table-cell>
          <table:table-cell table:style-name="ce15" table:formula="of:=([.F23]-[.$D23])/[.F23]" office:value-type="percentage" office:value="-0.793404323508837" calcext:value-type="percentage">
            <text:p>-79%</text:p>
          </table:table-cell>
          <table:table-cell table:style-name="ce17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24]" office:value-type="string" office:string-value="slow_d" calcext:value-type="string">
            <text:p>slow_d</text:p>
          </table:table-cell>
          <table:table-cell table:style-name="ce19" table:formula="of:=[$analyse.$E$24]" office:value-type="float" office:value="0.514768946738159" calcext:value-type="float">
            <text:p>0,51</text:p>
          </table:table-cell>
          <table:table-cell table:style-name="ce21" table:formula="of:=[.L23]/[.$L$20]" office:value-type="float" office:value="0.232350411959258" calcext:value-type="float">
            <text:p>0,2</text:p>
          </table:table-cell>
          <table:table-cell table:number-columns-repeated="7"/>
        </table:table-row>
        <table:table-row table:style-name="ro5">
          <table:table-cell/>
          <table:table-cell table:style-name="ce9" table:formula="of:=[.B11]" office:value-type="string" office:string-value="problème d" calcext:value-type="string">
            <text:p>problème d</text:p>
          </table:table-cell>
          <table:table-cell table:style-name="ce9" office:value-type="string" calcext:value-type="string">
            <text:p>slow_d</text:p>
          </table:table-cell>
          <table:table-cell table:style-name="ce12" table:formula="of:=[$calcul.$K$12]" office:value-type="float" office:value="0.581548783241423" calcext:value-type="float">
            <text:p>0,58</text:p>
          </table:table-cell>
          <table:table-cell table:style-name="ce12" table:formula="of:=[$calcul.$K26]" office:value-type="float" office:value="0.514768946738159" calcext:value-type="float">
            <text:p>0,51</text:p>
          </table:table-cell>
          <table:table-cell table:style-name="ce12" table:formula="of:=[$calcul.$K19]" office:value-type="float" office:value="0.725163922069975" calcext:value-type="float">
            <text:p>0,73</text:p>
          </table:table-cell>
          <table:table-cell table:style-name="ce15" table:formula="of:=([.E24]-[.$D24])/[.E24]" office:value-type="percentage" office:value="-0.129727787440202" calcext:value-type="percentage">
            <text:p>-13%</text:p>
          </table:table-cell>
          <table:table-cell table:style-name="ce15" table:formula="of:=([.F24]-[.$D24])/[.F24]" office:value-type="percentage" office:value="0.198045068787486" calcext:value-type="percentage">
            <text:p>20%</text:p>
          </table:table-cell>
          <table:table-cell table:style-name="ce17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22]" office:value-type="string" office:string-value="slow_b" calcext:value-type="string">
            <text:p>slow_b</text:p>
          </table:table-cell>
          <table:table-cell table:style-name="ce19" table:formula="of:=[$analyse.$E$22]" office:value-type="float" office:value="0.453694837719967" calcext:value-type="float">
            <text:p>0,45</text:p>
          </table:table-cell>
          <table:table-cell table:style-name="ce21" table:formula="of:=[.L24]/[.$L$20]" office:value-type="float" office:value="0.204783491925833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9" table:formula="of:=[.B12]" office:value-type="string" office:string-value="problème e" calcext:value-type="string">
            <text:p>problème e</text:p>
          </table:table-cell>
          <table:table-cell table:style-name="ce9" office:value-type="string" calcext:value-type="string">
            <text:p>slow_e</text:p>
          </table:table-cell>
          <table:table-cell table:style-name="ce12" table:formula="of:=[$calcul.$K$13]" office:value-type="float" office:value="0.749366865852111" calcext:value-type="float">
            <text:p>0,75</text:p>
          </table:table-cell>
          <table:table-cell table:style-name="ce12" table:formula="of:=[$calcul.$K27]" office:value-type="float" office:value="0.413191039662597" calcext:value-type="float">
            <text:p>0,41</text:p>
          </table:table-cell>
          <table:table-cell table:style-name="ce12" table:formula="of:=[$calcul.$K20]" office:value-type="float" office:value="0.586168083199061" calcext:value-type="float">
            <text:p>0,59</text:p>
          </table:table-cell>
          <table:table-cell table:style-name="ce15" table:formula="of:=([.E25]-[.$D25])/[.E25]" office:value-type="percentage" office:value="-0.813608703770605" calcext:value-type="percentage">
            <text:p>-81%</text:p>
          </table:table-cell>
          <table:table-cell table:style-name="ce15" table:formula="of:=([.F25]-[.$D25])/[.F25]" office:value-type="percentage" office:value="-0.278416357578494" calcext:value-type="percentage">
            <text:p>-28%</text:p>
          </table:table-cell>
          <table:table-cell table:style-name="ce17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25]" office:value-type="string" office:string-value="slow_e" calcext:value-type="string">
            <text:p>slow_e</text:p>
          </table:table-cell>
          <table:table-cell table:style-name="ce19" table:formula="of:=[$analyse.$E$25]" office:value-type="float" office:value="0.413191039662597" calcext:value-type="float">
            <text:p>0,41</text:p>
          </table:table-cell>
          <table:table-cell table:style-name="ce21" table:formula="of:=[.L25]/[.$L$20]" office:value-type="float" office:value="0.18650135928326" calcext:value-type="float">
            <text:p>0,2</text:p>
          </table:table-cell>
          <table:table-cell table:number-columns-repeated="7"/>
        </table:table-row>
        <table:table-row table:style-name="ro5">
          <table:table-cell/>
          <table:table-cell table:style-name="ce9" table:formula="of:=[.B13]" office:value-type="string" office:string-value="problème f" calcext:value-type="string">
            <text:p>problème f</text:p>
          </table:table-cell>
          <table:table-cell table:style-name="ce9" office:value-type="string" calcext:value-type="string">
            <text:p>slow_f</text:p>
          </table:table-cell>
          <table:table-cell table:style-name="ce12" table:formula="of:=[$calcul.$K$14]" office:value-type="float" office:value="2.64363084362221" calcext:value-type="float">
            <text:p>2,64</text:p>
          </table:table-cell>
          <table:table-cell table:style-name="ce12" table:formula="of:=[$calcul.$K28]" office:value-type="float" office:value="2.2154854058465" calcext:value-type="float">
            <text:p>2,22</text:p>
          </table:table-cell>
          <table:table-cell table:style-name="ce12" table:formula="of:=[$calcul.$K21]" office:value-type="float" office:value="1.54054390693593" calcext:value-type="float">
            <text:p>1,54</text:p>
          </table:table-cell>
          <table:table-cell table:style-name="ce15" table:formula="of:=([.E26]-[.$D26])/[.E26]" office:value-type="percentage" office:value="-0.193251301338237" calcext:value-type="percentage">
            <text:p>-19%</text:p>
          </table:table-cell>
          <table:table-cell table:style-name="ce15" table:formula="of:=([.F26]-[.$D26])/[.F26]" office:value-type="percentage" office:value="-0.716037324038538" calcext:value-type="percentage">
            <text:p>-72%</text:p>
          </table:table-cell>
          <table:table-cell table:style-name="ce17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23]" office:value-type="string" office:string-value="slow_c" calcext:value-type="string">
            <text:p>slow_c</text:p>
          </table:table-cell>
          <table:table-cell table:style-name="ce19" table:formula="of:=[$analyse.$E$23]" office:value-type="float" office:value="0.0602584043754667" calcext:value-type="float">
            <text:p>0,06</text:p>
          </table:table-cell>
          <table:table-cell table:style-name="ce21" table:formula="of:=[.L26]/[.$L$20]" office:value-type="float" office:value="0.0271987367718376" calcext:value-type="float">
            <text:p>0,0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4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7" table:number-rows-spanned="1">
            <text:p>Défauts en cache L1 (moins est mieux)</text:p>
          </table:table-cell>
          <table:covered-table-cell table:number-columns-repeated="6"/>
          <table:table-cell/>
          <table:table-cell table:style-name="ce10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6">
          <table:table-cell/>
          <table:table-cell office:value-type="string" calcext:value-type="string">
            <text:p>problème</text:p>
          </table:table-cell>
          <table:table-cell table:style-name="ce9" office:value-type="string" calcext:value-type="string">
            <text:p>Fonction</text:p>
          </table:table-cell>
          <table:table-cell table:style-name="ce11" office:value-type="string" calcext:value-type="string">
            <text:p>1x</text:p>
          </table:table-cell>
          <table:table-cell table:style-name="ce11" office:value-type="string" calcext:value-type="string">
            <text:p>2x phys.</text:p>
          </table:table-cell>
          <table:table-cell table:style-name="ce11" office:value-type="string" calcext:value-type="string">
            <text:p>2x virt.</text:p>
          </table:table-cell>
          <table:table-cell table:style-name="ce11" office:value-type="string" calcext:value-type="string">
            <text:p>Diff. Phys.</text:p>
          </table:table-cell>
          <table:table-cell table:style-name="ce11" office:value-type="string" calcext:value-type="string">
            <office:annotation office:display="true" draw:style-name="gr1" draw:text-style-name="P2" svg:width="4.474cm" svg:height="0.991cm" svg:x="19.823cm" svg:y="12.253cm" draw:caption-point-x="-0.542cm" draw:caption-point-y="1.73c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11" office:value-type="string" calcext:value-type="string">
            <text:p>Avantage</text:p>
          </table:table-cell>
          <table:table-cell/>
          <table:table-cell table:style-name="ce18" office:value-type="string" calcext:value-type="string">
            <text:p>Fonction</text:p>
          </table:table-cell>
          <table:table-cell table:style-name="ce18" office:value-type="string" calcext:value-type="string">
            <text:p>déf. L1</text:p>
          </table:table-cell>
          <table:table-cell table:style-name="ce9" office:value-type="string" calcext:value-type="string">
            <text:p>ratio</text:p>
          </table:table-cell>
          <table:table-cell table:number-columns-repeated="7"/>
        </table:table-row>
        <table:table-row table:style-name="ro6">
          <table:table-cell table:number-columns-repeated="2"/>
          <table:table-cell table:style-name="ce9" office:value-type="string" calcext:value-type="string">
            <text:p>fast</text:p>
          </table:table-cell>
          <table:table-cell table:style-name="ce13" table:formula="of:=[$calcul.$L$8]" office:value-type="float" office:value="8172909" calcext:value-type="float">
            <text:p>8172909</text:p>
          </table:table-cell>
          <table:table-cell table:style-name="ce13" table:formula="of:=[$calcul.$L22]" office:value-type="float" office:value="8219090" calcext:value-type="float">
            <text:p>8219090</text:p>
          </table:table-cell>
          <table:table-cell table:style-name="ce13" table:formula="of:=[$calcul.$L15]" office:value-type="float" office:value="8255015" calcext:value-type="float">
            <text:p>8255015</text:p>
          </table:table-cell>
          <table:table-cell table:style-name="ce16" table:formula="of:=([.E33]-[.$D33])/[.E33]" office:value-type="percentage" office:value="0.0056187485475886" calcext:value-type="percentage">
            <text:p>1%</text:p>
          </table:table-cell>
          <table:table-cell table:style-name="ce16" table:formula="of:=([.F33]-[.$D33])/[.F33]" office:value-type="percentage" office:value="0.00994619634246576" calcext:value-type="percentage">
            <text:p>1%</text:p>
          </table:table-cell>
          <table:table-cell table:style-name="ce17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33]" office:value-type="string" office:string-value="fast" calcext:value-type="string">
            <text:p>fast</text:p>
          </table:table-cell>
          <table:table-cell table:style-name="ce20" table:formula="of:=[$analyse.$E$33]" office:value-type="float" office:value="8219090" calcext:value-type="float">
            <text:p>8219090</text:p>
          </table:table-cell>
          <table:table-cell table:style-name="ce21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6">
          <table:table-cell/>
          <table:table-cell table:style-name="ce9" table:formula="of:=[.B21]" office:value-type="string" office:string-value="problème a" calcext:value-type="string">
            <text:p>problème a</text:p>
          </table:table-cell>
          <table:table-cell table:style-name="ce9" office:value-type="string" calcext:value-type="string">
            <text:p>slow_a</text:p>
          </table:table-cell>
          <table:table-cell table:style-name="ce13" table:formula="of:=[$calcul.$L$9]" office:value-type="float" office:value="8231001" calcext:value-type="float">
            <text:p>8231001</text:p>
          </table:table-cell>
          <table:table-cell table:style-name="ce13" table:formula="of:=[$calcul.$L23]" office:value-type="float" office:value="8268404" calcext:value-type="float">
            <text:p>8268404</text:p>
          </table:table-cell>
          <table:table-cell table:style-name="ce13" table:formula="of:=[$calcul.$L16]" office:value-type="float" office:value="8330734" calcext:value-type="float">
            <text:p>8330734</text:p>
          </table:table-cell>
          <table:table-cell table:style-name="ce16" table:formula="of:=([.E34]-[.$D34])/[.E34]" office:value-type="percentage" office:value="0.00452360576478846" calcext:value-type="percentage">
            <text:p>0%</text:p>
          </table:table-cell>
          <table:table-cell table:style-name="ce16" table:formula="of:=([.F34]-[.$D34])/[.F34]" office:value-type="percentage" office:value="0.0119716942108583" calcext:value-type="percentage">
            <text:p>1%</text:p>
          </table:table-cell>
          <table:table-cell table:style-name="ce17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39]" office:value-type="string" office:string-value="slow_f" calcext:value-type="string">
            <text:p>slow_f</text:p>
          </table:table-cell>
          <table:table-cell table:style-name="ce20" table:formula="of:=[$analyse.$E$39]" office:value-type="float" office:value="8229812" calcext:value-type="float">
            <text:p>8229812</text:p>
          </table:table-cell>
          <table:table-cell table:style-name="ce21" table:formula="of:=[.L34]/[.$L$33]" office:value-type="float" office:value="1.00130452398015" calcext:value-type="float">
            <text:p>1,0</text:p>
          </table:table-cell>
          <table:table-cell table:number-columns-repeated="7"/>
        </table:table-row>
        <table:table-row table:style-name="ro6">
          <table:table-cell/>
          <table:table-cell table:style-name="ce9" table:formula="of:=[.B22]" office:value-type="string" office:string-value="problème b" calcext:value-type="string">
            <text:p>problème b</text:p>
          </table:table-cell>
          <table:table-cell table:style-name="ce9" office:value-type="string" calcext:value-type="string">
            <text:p>slow_b</text:p>
          </table:table-cell>
          <table:table-cell table:style-name="ce13" table:formula="of:=[$calcul.$L$10]" office:value-type="float" office:value="8257268" calcext:value-type="float">
            <text:p>8257268</text:p>
          </table:table-cell>
          <table:table-cell table:style-name="ce13" table:formula="of:=[$calcul.$L24]" office:value-type="float" office:value="185149100" calcext:value-type="float">
            <text:p>185149100</text:p>
          </table:table-cell>
          <table:table-cell table:style-name="ce13" table:formula="of:=[$calcul.$L17]" office:value-type="float" office:value="14309255" calcext:value-type="float">
            <text:p>14309255</text:p>
          </table:table-cell>
          <table:table-cell table:style-name="ce16" table:formula="of:=([.E35]-[.$D35])/[.E35]" office:value-type="percentage" office:value="0.955402062445888" calcext:value-type="percentage">
            <text:p>96%</text:p>
          </table:table-cell>
          <table:table-cell table:style-name="ce16" table:formula="of:=([.F35]-[.$D35])/[.F35]" office:value-type="percentage" office:value="0.422942144786713" calcext:value-type="percentage">
            <text:p>42%</text:p>
          </table:table-cell>
          <table:table-cell table:style-name="ce17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34]" office:value-type="string" office:string-value="slow_a" calcext:value-type="string">
            <text:p>slow_a</text:p>
          </table:table-cell>
          <table:table-cell table:style-name="ce20" table:formula="of:=[$analyse.$E$34]" office:value-type="float" office:value="8268404" calcext:value-type="float">
            <text:p>8268404</text:p>
          </table:table-cell>
          <table:table-cell table:style-name="ce21" table:formula="of:=[.L35]/[.$L$33]" office:value-type="float" office:value="1.0059999342993" calcext:value-type="float">
            <text:p>1,0</text:p>
          </table:table-cell>
          <table:table-cell table:number-columns-repeated="7"/>
        </table:table-row>
        <table:table-row table:style-name="ro6">
          <table:table-cell/>
          <table:table-cell table:style-name="ce9" table:formula="of:=[.B23]" office:value-type="string" office:string-value="problème c" calcext:value-type="string">
            <text:p>problème c</text:p>
          </table:table-cell>
          <table:table-cell table:style-name="ce9" office:value-type="string" calcext:value-type="string">
            <text:p>slow_c</text:p>
          </table:table-cell>
          <table:table-cell table:style-name="ce13" table:formula="of:=[$calcul.$L$11]" office:value-type="float" office:value="8555782" calcext:value-type="float">
            <text:p>8555782</text:p>
          </table:table-cell>
          <table:table-cell table:style-name="ce13" table:formula="of:=[$calcul.$L25]" office:value-type="float" office:value="752286122" calcext:value-type="float">
            <text:p>752286122</text:p>
          </table:table-cell>
          <table:table-cell table:style-name="ce13" table:formula="of:=[$calcul.$L18]" office:value-type="float" office:value="8873785" calcext:value-type="float">
            <text:p>8873785</text:p>
          </table:table-cell>
          <table:table-cell table:style-name="ce16" table:formula="of:=([.E36]-[.$D36])/[.E36]" office:value-type="percentage" office:value="0.988626957550069" calcext:value-type="percentage">
            <text:p>99%</text:p>
          </table:table-cell>
          <table:table-cell table:style-name="ce16" table:formula="of:=([.F36]-[.$D36])/[.F36]" office:value-type="percentage" office:value="0.035836229974019" calcext:value-type="percentage">
            <text:p>4%</text:p>
          </table:table-cell>
          <table:table-cell table:style-name="ce17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35]" office:value-type="string" office:string-value="slow_b" calcext:value-type="string">
            <text:p>slow_b</text:p>
          </table:table-cell>
          <table:table-cell table:style-name="ce20" table:formula="of:=[$analyse.$E$35]" office:value-type="float" office:value="185149100" calcext:value-type="float">
            <text:p>185149100</text:p>
          </table:table-cell>
          <table:table-cell table:style-name="ce21" table:formula="of:=[.L36]/[.$L$33]" office:value-type="float" office:value="22.5267152446317" calcext:value-type="float">
            <text:p>22,5</text:p>
          </table:table-cell>
          <table:table-cell table:number-columns-repeated="7"/>
        </table:table-row>
        <table:table-row table:style-name="ro6">
          <table:table-cell/>
          <table:table-cell table:style-name="ce9" table:formula="of:=[.B24]" office:value-type="string" office:string-value="problème d" calcext:value-type="string">
            <text:p>problème d</text:p>
          </table:table-cell>
          <table:table-cell table:style-name="ce9" office:value-type="string" calcext:value-type="string">
            <text:p>slow_d</text:p>
          </table:table-cell>
          <table:table-cell table:style-name="ce13" table:formula="of:=[$calcul.$L$12]" office:value-type="float" office:value="9237412" calcext:value-type="float">
            <text:p>9237412</text:p>
          </table:table-cell>
          <table:table-cell table:style-name="ce13" table:formula="of:=[$calcul.$L26]" office:value-type="float" office:value="2024944274" calcext:value-type="float">
            <text:p>2024944274</text:p>
          </table:table-cell>
          <table:table-cell table:style-name="ce13" table:formula="of:=[$calcul.$L19]" office:value-type="float" office:value="12612982" calcext:value-type="float">
            <text:p>12612982</text:p>
          </table:table-cell>
          <table:table-cell table:style-name="ce16" table:formula="of:=([.E37]-[.$D37])/[.E37]" office:value-type="percentage" office:value="0.995438189525209" calcext:value-type="percentage">
            <text:p>100%</text:p>
          </table:table-cell>
          <table:table-cell table:style-name="ce16" table:formula="of:=([.F37]-[.$D37])/[.F37]" office:value-type="percentage" office:value="0.267626640551774" calcext:value-type="percentage">
            <text:p>27%</text:p>
          </table:table-cell>
          <table:table-cell table:style-name="ce17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36]" office:value-type="string" office:string-value="slow_c" calcext:value-type="string">
            <text:p>slow_c</text:p>
          </table:table-cell>
          <table:table-cell table:style-name="ce20" table:formula="of:=[$analyse.$E$36]" office:value-type="float" office:value="752286122" calcext:value-type="float">
            <text:p>752286122</text:p>
          </table:table-cell>
          <table:table-cell table:style-name="ce21" table:formula="of:=[.L37]/[.$L$33]" office:value-type="float" office:value="91.5291257304641" calcext:value-type="float">
            <text:p>91,5</text:p>
          </table:table-cell>
          <table:table-cell table:number-columns-repeated="7"/>
        </table:table-row>
        <table:table-row table:style-name="ro6">
          <table:table-cell/>
          <table:table-cell table:style-name="ce9" table:formula="of:=[.B25]" office:value-type="string" office:string-value="problème e" calcext:value-type="string">
            <text:p>problème e</text:p>
          </table:table-cell>
          <table:table-cell table:style-name="ce9" office:value-type="string" calcext:value-type="string">
            <text:p>slow_e</text:p>
          </table:table-cell>
          <table:table-cell table:style-name="ce13" table:formula="of:=[$calcul.$L$13]" office:value-type="float" office:value="531272279" calcext:value-type="float">
            <text:p>531272279</text:p>
          </table:table-cell>
          <table:table-cell table:style-name="ce13" table:formula="of:=[$calcul.$L27]" office:value-type="float" office:value="956199278" calcext:value-type="float">
            <text:p>956199278</text:p>
          </table:table-cell>
          <table:table-cell table:style-name="ce13" table:formula="of:=[$calcul.$L20]" office:value-type="float" office:value="392481452" calcext:value-type="float">
            <text:p>392481452</text:p>
          </table:table-cell>
          <table:table-cell table:style-name="ce16" table:formula="of:=([.E38]-[.$D38])/[.E38]" office:value-type="percentage" office:value="0.444391675225674" calcext:value-type="percentage">
            <text:p>44%</text:p>
          </table:table-cell>
          <table:table-cell table:style-name="ce16" table:formula="of:=([.F38]-[.$D38])/[.F38]" office:value-type="percentage" office:value="-0.353623913417442" calcext:value-type="percentage">
            <text:p>-35%</text:p>
          </table:table-cell>
          <table:table-cell table:style-name="ce17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8" table:formula="of:=[$analyse.$C$38]" office:value-type="string" office:string-value="slow_e" calcext:value-type="string">
            <text:p>slow_e</text:p>
          </table:table-cell>
          <table:table-cell table:style-name="ce20" table:formula="of:=[$analyse.$E$38]" office:value-type="float" office:value="956199278" calcext:value-type="float">
            <text:p>956199278</text:p>
          </table:table-cell>
          <table:table-cell table:style-name="ce21" table:formula="of:=[.L38]/[.$L$33]" office:value-type="float" office:value="116.338825587748" calcext:value-type="float">
            <text:p>116,3</text:p>
          </table:table-cell>
          <table:table-cell table:number-columns-repeated="7"/>
        </table:table-row>
        <table:table-row table:style-name="ro6">
          <table:table-cell/>
          <table:table-cell table:style-name="ce9" table:formula="of:=[.B26]" office:value-type="string" office:string-value="problème f" calcext:value-type="string">
            <text:p>problème f</text:p>
          </table:table-cell>
          <table:table-cell table:style-name="ce9" office:value-type="string" calcext:value-type="string">
            <text:p>slow_f</text:p>
          </table:table-cell>
          <table:table-cell table:style-name="ce13" table:formula="of:=[$calcul.$L$14]" office:value-type="float" office:value="8173666" calcext:value-type="float">
            <text:p>8173666</text:p>
          </table:table-cell>
          <table:table-cell table:style-name="ce13" table:formula="of:=[$calcul.$L28]" office:value-type="float" office:value="8229812" calcext:value-type="float">
            <text:p>8229812</text:p>
          </table:table-cell>
          <table:table-cell table:style-name="ce13" table:formula="of:=[$calcul.$L21]" office:value-type="float" office:value="8279590" calcext:value-type="float">
            <text:p>8279590</text:p>
          </table:table-cell>
          <table:table-cell table:style-name="ce16" table:formula="of:=([.E39]-[.$D39])/[.E39]" office:value-type="percentage" office:value="0.00682227005914594" calcext:value-type="percentage">
            <text:p>1%</text:p>
          </table:table-cell>
          <table:table-cell table:style-name="ce16" table:formula="of:=([.F39]-[.$D39])/[.F39]" office:value-type="percentage" office:value="0.0127933871121638" calcext:value-type="percentage">
            <text:p>1%</text:p>
          </table:table-cell>
          <table:table-cell table:style-name="ce17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8" table:formula="of:=[$analyse.$C$37]" office:value-type="string" office:string-value="slow_d" calcext:value-type="string">
            <text:p>slow_d</text:p>
          </table:table-cell>
          <table:table-cell table:style-name="ce20" table:formula="of:=[$analyse.$E$37]" office:value-type="float" office:value="2024944274" calcext:value-type="float">
            <text:p>2024944274</text:p>
          </table:table-cell>
          <table:table-cell table:style-name="ce21" table:formula="of:=[.L39]/[.$L$33]" office:value-type="float" office:value="246.370860277719" calcext:value-type="float">
            <text:p>246,4</text:p>
          </table:table-cell>
          <table:table-cell table:number-columns-repeated="7"/>
        </table:table-row>
        <table:table-row table:style-name="ro4" table:number-rows-repeated="18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4" table:number-rows-repeated="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4" table:number-rows-repeated="1048512">
          <table:table-cell table:number-columns-repeated="20"/>
        </table:table-row>
        <table:table-row table:style-name="ro4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G7"/>
            <calcext:condition calcext:apply-style-name="fast" calcext:value="&gt;=1" calcext:base-cell-address="analyse.G7"/>
          </calcext:conditional-format>
          <calcext:conditional-format calcext:target-range-address="analyse.G20:analyse.H26">
            <calcext:condition calcext:apply-style-name="fast" calcext:value="&gt;=-0.02" calcext:base-cell-address="analyse.G20"/>
            <calcext:condition calcext:apply-style-name="slow" calcext:value="&lt;=-0.02" calcext:base-cell-address="analyse.G20"/>
          </calcext:conditional-format>
          <calcext:conditional-format calcext:target-range-address="analyse.G33:analyse.H39">
            <calcext:condition calcext:apply-style-name="fast" calcext:value="&lt;0" calcext:base-cell-address="analyse.G33"/>
            <calcext:condition calcext:apply-style-name="slow" calcext:value="&gt;0" calcext:base-cell-address="analyse.G33"/>
          </calcext:conditional-format>
        </calcext:conditional-formats>
      </table:table>
      <table:table table:name="calcul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4">
          <table: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6">
          <table:table-cell table:number-columns-repeated="10"/>
          <table:table-cell table:style-name="ce23" office:value-type="string" calcext:value-type="string">
            <text:p>'=instructions/cycles</text:p>
          </table:table-cell>
          <table:table-cell table:style-name="ce23" office:value-type="string" calcext:value-type="string">
            <text:p>'=misses/loads</text:p>
          </table:table-cell>
          <table:table-cell table:style-name="ce23" table:number-columns-repeated="2"/>
          <table:table-cell table:style-name="ce23" office:value-type="string" calcext:value-type="string">
            <text:p>'=utilisateur/écoulé</text:p>
          </table:table-cell>
        </table:table-row>
        <table:table-row table:style-name="ro1">
          <table:table-cell table:number-columns-repeated="2"/>
          <table:table-cell table:style-name="ce22" table:formula="of:=[pmu.A1]" office:value-type="string" office:string-value="thread" calcext:value-type="string">
            <office:annotation office:display="true" draw:style-name="gr1" draw:text-style-name="P2" svg:width="4.242cm" svg:height="0.991cm" svg:x="4.984cm" svg:y="0.459cm" draw:caption-point-x="-0.93cm" draw:caption-point-y="2.205c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22" table:formula="of:=[pmu.B1]" office:value-type="string" office:string-value="ht" calcext:value-type="string">
            <text:p>ht</text:p>
          </table:table-cell>
          <table:table-cell table:style-name="ce22" table:formula="of:=[pmu.C1]" office:value-type="string" office:string-value="func" calcext:value-type="string">
            <text:p>func</text:p>
          </table:table-cell>
          <table:table-cell table:style-name="ce22" table:formula="of:=[pmu.D1]" office:value-type="string" office:string-value="L1-dcache-load-misses" calcext:value-type="string">
            <text:p>L1-dcache-load-misses</text:p>
          </table:table-cell>
          <table:table-cell table:style-name="ce22" table:formula="of:=[pmu.E1]" office:value-type="string" office:string-value="L1-dcache-loads" calcext:value-type="string">
            <text:p>L1-dcache-loads</text:p>
          </table:table-cell>
          <table:table-cell table:style-name="ce22" table:formula="of:=[pmu.F1]" office:value-type="string" office:string-value="cycles" calcext:value-type="string">
            <text:p>cycles</text:p>
          </table:table-cell>
          <table:table-cell table:style-name="ce22" table:formula="of:=[pmu.G1]" office:value-type="string" office:string-value="instructions" calcext:value-type="string">
            <text:p>instructions</text:p>
          </table:table-cell>
          <table:table-cell/>
          <table:table-cell table:style-name="ce24" office:value-type="string" calcext:value-type="string">
            <text:p>IPC</text:p>
          </table:table-cell>
          <table:table-cell table:style-name="ce24" office:value-type="string" calcext:value-type="string">
            <text:p>Taux déf. L1</text:p>
          </table:table-cell>
          <table:table-cell table:style-name="ce24" office:value-type="string" calcext:value-type="string">
            <text:p>Temps écoulé</text:p>
          </table:table-cell>
          <table:table-cell table:style-name="ce24" office:value-type="string" calcext:value-type="string">
            <text:p>Temps CPU</text:p>
          </table:table-cell>
          <table:table-cell table:style-name="ce24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22" table:formula="of:=[pmu.A2]" office:value-type="float" office:value="1" calcext:value-type="float">
            <text:p>1</text:p>
          </table:table-cell>
          <table:table-cell table:style-name="ce22" table:formula="of:=[pmu.B2]" office:value-type="float" office:value="0" calcext:value-type="float">
            <text:p>0</text:p>
          </table:table-cell>
          <table:table-cell table:style-name="ce22" table:formula="of:=[pmu.C2]" office:value-type="string" office:string-value="fast" calcext:value-type="string">
            <text:p>fast</text:p>
          </table:table-cell>
          <table:table-cell table:style-name="ce22" table:formula="of:=[pmu.D2]" office:value-type="float" office:value="8172909" calcext:value-type="float">
            <text:p>8172909</text:p>
          </table:table-cell>
          <table:table-cell table:style-name="ce22" table:formula="of:=[pmu.E2]" office:value-type="float" office:value="1" calcext:value-type="float">
            <text:p>1</text:p>
          </table:table-cell>
          <table:table-cell table:style-name="ce22" table:formula="of:=[pmu.F2]" office:value-type="float" office:value="1915602618" calcext:value-type="float">
            <text:p>1915602618</text:p>
          </table:table-cell>
          <table:table-cell table:style-name="ce22" table:formula="of:=[pmu.G2]" office:value-type="float" office:value="5062960336" calcext:value-type="float">
            <text:p>5062960336</text:p>
          </table:table-cell>
          <table:table-cell/>
          <table:table-cell table:style-name="ce25" table:formula="of:=[.I8]/[.H8]" office:value-type="float" office:value="2.64301180653325" calcext:value-type="float">
            <text:p>2,64</text:p>
          </table:table-cell>
          <table:table-cell table:style-name="ce28" table:formula="of:=[.F8]/[.G8]" office:value-type="percentage" office:value="8172909" calcext:value-type="percentage">
            <text:p>817290900,0%</text:p>
          </table:table-cell>
          <table:table-cell table:style-name="ce39" table:formula="of:=['stats1-ht0'.D3]" office:value-type="float" office:value="0.431845" calcext:value-type="float">
            <text:p>0,432</text:p>
          </table:table-cell>
          <table:table-cell table:style-name="ce39" table:formula="of:=['stats1-ht0'.B3]+['stats1-ht0'.C3]" office:value-type="float" office:value="0.431" calcext:value-type="float">
            <text:p>0,431</text:p>
          </table:table-cell>
          <table:table-cell table:style-name="ce42" table:formula="of:=[.N8]/([.M8]*[.C8])" office:value-type="percentage" office:value="0.99804327941738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2" table:formula="of:=[pmu.A3]" office:value-type="float" office:value="1" calcext:value-type="float">
            <text:p>1</text:p>
          </table:table-cell>
          <table:table-cell table:style-name="ce22" table:formula="of:=[pmu.B3]" office:value-type="float" office:value="0" calcext:value-type="float">
            <text:p>0</text:p>
          </table:table-cell>
          <table:table-cell table:style-name="ce22" table:formula="of:=[pmu.C3]" office:value-type="string" office:string-value="slow_a" calcext:value-type="string">
            <text:p>slow_a</text:p>
          </table:table-cell>
          <table:table-cell table:style-name="ce22" table:formula="of:=[pmu.D3]" office:value-type="float" office:value="8231001" calcext:value-type="float">
            <text:p>8231001</text:p>
          </table:table-cell>
          <table:table-cell table:style-name="ce22" table:formula="of:=[pmu.E3]" office:value-type="float" office:value="1" calcext:value-type="float">
            <text:p>1</text:p>
          </table:table-cell>
          <table:table-cell table:style-name="ce22" table:formula="of:=[pmu.F3]" office:value-type="float" office:value="3242727952" calcext:value-type="float">
            <text:p>3242727952</text:p>
          </table:table-cell>
          <table:table-cell table:style-name="ce22" table:formula="of:=[pmu.G3]" office:value-type="float" office:value="7104371987" calcext:value-type="float">
            <text:p>7104371987</text:p>
          </table:table-cell>
          <table:table-cell/>
          <table:table-cell table:style-name="ce25" table:formula="of:=[.I9]/[.H9]" office:value-type="float" office:value="2.19086278348397" calcext:value-type="float">
            <text:p>2,19</text:p>
          </table:table-cell>
          <table:table-cell table:style-name="ce28" table:formula="of:=[.F9]/[.G9]" office:value-type="percentage" office:value="8231001" calcext:value-type="percentage">
            <text:p>823100100,0%</text:p>
          </table:table-cell>
          <table:table-cell table:style-name="ce39" table:formula="of:=['stats1-ht0'.D4]" office:value-type="float" office:value="0.807645" calcext:value-type="float">
            <text:p>0,808</text:p>
          </table:table-cell>
          <table:table-cell table:style-name="ce39" table:formula="of:=['stats1-ht0'.B4]+['stats1-ht0'.C4]" office:value-type="float" office:value="0.807" calcext:value-type="float">
            <text:p>0,807</text:p>
          </table:table-cell>
          <table:table-cell table:style-name="ce42" table:formula="of:=[.N9]/([.M9]*[.C9])" office:value-type="percentage" office:value="0.99920138179522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22" table:formula="of:=[pmu.A4]" office:value-type="float" office:value="1" calcext:value-type="float">
            <text:p>1</text:p>
          </table:table-cell>
          <table:table-cell table:style-name="ce22" table:formula="of:=[pmu.B4]" office:value-type="float" office:value="0" calcext:value-type="float">
            <text:p>0</text:p>
          </table:table-cell>
          <table:table-cell table:style-name="ce22" table:formula="of:=[pmu.C4]" office:value-type="string" office:string-value="slow_b" calcext:value-type="string">
            <text:p>slow_b</text:p>
          </table:table-cell>
          <table:table-cell table:style-name="ce22" table:formula="of:=[pmu.D4]" office:value-type="float" office:value="8257268" calcext:value-type="float">
            <text:p>8257268</text:p>
          </table:table-cell>
          <table:table-cell table:style-name="ce22" table:formula="of:=[pmu.E4]" office:value-type="float" office:value="1" calcext:value-type="float">
            <text:p>1</text:p>
          </table:table-cell>
          <table:table-cell table:style-name="ce22" table:formula="of:=[pmu.F4]" office:value-type="float" office:value="3975119132" calcext:value-type="float">
            <text:p>3975119132</text:p>
          </table:table-cell>
          <table:table-cell table:style-name="ce22" table:formula="of:=[pmu.G4]" office:value-type="float" office:value="6065025494" calcext:value-type="float">
            <text:p>6065025494</text:p>
          </table:table-cell>
          <table:table-cell/>
          <table:table-cell table:style-name="ce25" table:formula="of:=[.I10]/[.H10]" office:value-type="float" office:value="1.52574684999403" calcext:value-type="float">
            <text:p>1,53</text:p>
          </table:table-cell>
          <table:table-cell table:style-name="ce28" table:formula="of:=[.F10]/[.G10]" office:value-type="percentage" office:value="8257268" calcext:value-type="percentage">
            <text:p>825726800,0%</text:p>
          </table:table-cell>
          <table:table-cell table:style-name="ce39" table:formula="of:=['stats1-ht0'.D5]" office:value-type="float" office:value="0.950752" calcext:value-type="float">
            <text:p>0,951</text:p>
          </table:table-cell>
          <table:table-cell table:style-name="ce39" table:formula="of:=['stats1-ht0'.B5]+['stats1-ht0'.C5]" office:value-type="float" office:value="0.949" calcext:value-type="float">
            <text:p>0,949</text:p>
          </table:table-cell>
          <table:table-cell table:style-name="ce42" table:formula="of:=[.N10]/([.M10]*[.C10])" office:value-type="percentage" office:value="0.99815724815724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2" table:formula="of:=[pmu.A5]" office:value-type="float" office:value="1" calcext:value-type="float">
            <text:p>1</text:p>
          </table:table-cell>
          <table:table-cell table:style-name="ce22" table:formula="of:=[pmu.B5]" office:value-type="float" office:value="0" calcext:value-type="float">
            <text:p>0</text:p>
          </table:table-cell>
          <table:table-cell table:style-name="ce22" table:formula="of:=[pmu.C5]" office:value-type="string" office:string-value="slow_c" calcext:value-type="string">
            <text:p>slow_c</text:p>
          </table:table-cell>
          <table:table-cell table:style-name="ce22" table:formula="of:=[pmu.D5]" office:value-type="float" office:value="8555782" calcext:value-type="float">
            <text:p>8555782</text:p>
          </table:table-cell>
          <table:table-cell table:style-name="ce22" table:formula="of:=[pmu.E5]" office:value-type="float" office:value="1" calcext:value-type="float">
            <text:p>1</text:p>
          </table:table-cell>
          <table:table-cell table:style-name="ce22" table:formula="of:=[pmu.F5]" office:value-type="float" office:value="11405870171" calcext:value-type="float">
            <text:p>11405870171</text:p>
          </table:table-cell>
          <table:table-cell table:style-name="ce22" table:formula="of:=[pmu.G5]" office:value-type="float" office:value="6572057631" calcext:value-type="float">
            <text:p>6572057631</text:p>
          </table:table-cell>
          <table:table-cell/>
          <table:table-cell table:style-name="ce25" table:formula="of:=[.I11]/[.H11]" office:value-type="float" office:value="0.576199582536875" calcext:value-type="float">
            <text:p>0,58</text:p>
          </table:table-cell>
          <table:table-cell table:style-name="ce28" table:formula="of:=[.F11]/[.G11]" office:value-type="percentage" office:value="8555782" calcext:value-type="percentage">
            <text:p>855578200,0%</text:p>
          </table:table-cell>
          <table:table-cell table:style-name="ce39" table:formula="of:=['stats1-ht0'.D6]" office:value-type="float" office:value="2.853313" calcext:value-type="float">
            <text:p>2,853</text:p>
          </table:table-cell>
          <table:table-cell table:style-name="ce39" table:formula="of:=['stats1-ht0'.B6]+['stats1-ht0'.C6]" office:value-type="float" office:value="2.849" calcext:value-type="float">
            <text:p>2,849</text:p>
          </table:table-cell>
          <table:table-cell table:style-name="ce42" table:formula="of:=[.N11]/([.M11]*[.C11])" office:value-type="percentage" office:value="0.998488423807693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22" table:formula="of:=[pmu.A6]" office:value-type="float" office:value="1" calcext:value-type="float">
            <text:p>1</text:p>
          </table:table-cell>
          <table:table-cell table:style-name="ce22" table:formula="of:=[pmu.B6]" office:value-type="float" office:value="0" calcext:value-type="float">
            <text:p>0</text:p>
          </table:table-cell>
          <table:table-cell table:style-name="ce22" table:formula="of:=[pmu.C6]" office:value-type="string" office:string-value="slow_d" calcext:value-type="string">
            <text:p>slow_d</text:p>
          </table:table-cell>
          <table:table-cell table:style-name="ce22" table:formula="of:=[pmu.D6]" office:value-type="float" office:value="9237412" calcext:value-type="float">
            <text:p>9237412</text:p>
          </table:table-cell>
          <table:table-cell table:style-name="ce22" table:formula="of:=[pmu.E6]" office:value-type="float" office:value="1" calcext:value-type="float">
            <text:p>1</text:p>
          </table:table-cell>
          <table:table-cell table:style-name="ce22" table:formula="of:=[pmu.F6]" office:value-type="float" office:value="29385678630" calcext:value-type="float">
            <text:p>29385678630</text:p>
          </table:table-cell>
          <table:table-cell table:style-name="ce22" table:formula="of:=[pmu.G6]" office:value-type="float" office:value="17089205652" calcext:value-type="float">
            <text:p>17089205652</text:p>
          </table:table-cell>
          <table:table-cell/>
          <table:table-cell table:style-name="ce25" table:formula="of:=[.I12]/[.H12]" office:value-type="float" office:value="0.581548783241423" calcext:value-type="float">
            <text:p>0,58</text:p>
          </table:table-cell>
          <table:table-cell table:style-name="ce28" table:formula="of:=[.F12]/[.G12]" office:value-type="percentage" office:value="9237412" calcext:value-type="percentage">
            <text:p>923741200,0%</text:p>
          </table:table-cell>
          <table:table-cell table:style-name="ce39" table:formula="of:=['stats1-ht0'.D7]" office:value-type="float" office:value="7.463339" calcext:value-type="float">
            <text:p>7,463</text:p>
          </table:table-cell>
          <table:table-cell table:style-name="ce39" table:formula="of:=['stats1-ht0'.B7]+['stats1-ht0'.C7]" office:value-type="float" office:value="7.454" calcext:value-type="float">
            <text:p>7,454</text:p>
          </table:table-cell>
          <table:table-cell table:style-name="ce42" table:formula="of:=[.N12]/([.M12]*[.C12])" office:value-type="percentage" office:value="0.998748683397605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22" table:formula="of:=[pmu.A7]" office:value-type="float" office:value="1" calcext:value-type="float">
            <text:p>1</text:p>
          </table:table-cell>
          <table:table-cell table:style-name="ce22" table:formula="of:=[pmu.B7]" office:value-type="float" office:value="0" calcext:value-type="float">
            <text:p>0</text:p>
          </table:table-cell>
          <table:table-cell table:style-name="ce22" table:formula="of:=[pmu.C7]" office:value-type="string" office:string-value="slow_e" calcext:value-type="string">
            <text:p>slow_e</text:p>
          </table:table-cell>
          <table:table-cell table:style-name="ce22" table:formula="of:=[pmu.D7]" office:value-type="float" office:value="531272279" calcext:value-type="float">
            <text:p>531272279</text:p>
          </table:table-cell>
          <table:table-cell table:style-name="ce22" table:formula="of:=[pmu.E7]" office:value-type="float" office:value="1" calcext:value-type="float">
            <text:p>1</text:p>
          </table:table-cell>
          <table:table-cell table:style-name="ce22" table:formula="of:=[pmu.F7]" office:value-type="float" office:value="9435014712" calcext:value-type="float">
            <text:p>9435014712</text:p>
          </table:table-cell>
          <table:table-cell table:style-name="ce22" table:formula="of:=[pmu.G7]" office:value-type="float" office:value="7070287404" calcext:value-type="float">
            <text:p>7070287404</text:p>
          </table:table-cell>
          <table:table-cell/>
          <table:table-cell table:style-name="ce25" table:formula="of:=[.I13]/[.H13]" office:value-type="float" office:value="0.749366865852111" calcext:value-type="float">
            <text:p>0,75</text:p>
          </table:table-cell>
          <table:table-cell table:style-name="ce28" table:formula="of:=[.F13]/[.G13]" office:value-type="percentage" office:value="531272279" calcext:value-type="percentage">
            <text:p>53127227900,0%</text:p>
          </table:table-cell>
          <table:table-cell table:style-name="ce39" table:formula="of:=['stats1-ht0'.D8]" office:value-type="float" office:value="2.250465" calcext:value-type="float">
            <text:p>2,250</text:p>
          </table:table-cell>
          <table:table-cell table:style-name="ce39" table:formula="of:=['stats1-ht0'.B8]+['stats1-ht0'.C8]" office:value-type="float" office:value="2.235" calcext:value-type="float">
            <text:p>2,235</text:p>
          </table:table-cell>
          <table:table-cell table:style-name="ce42" table:formula="of:=[.N13]/([.M13]*[.C13])" office:value-type="percentage" office:value="0.993128086862048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22" table:formula="of:=[pmu.A8]" office:value-type="float" office:value="1" calcext:value-type="float">
            <text:p>1</text:p>
          </table:table-cell>
          <table:table-cell table:style-name="ce22" table:formula="of:=[pmu.B8]" office:value-type="float" office:value="0" calcext:value-type="float">
            <text:p>0</text:p>
          </table:table-cell>
          <table:table-cell table:style-name="ce22" table:formula="of:=[pmu.C8]" office:value-type="string" office:string-value="slow_f" calcext:value-type="string">
            <text:p>slow_f</text:p>
          </table:table-cell>
          <table:table-cell table:style-name="ce22" table:formula="of:=[pmu.D8]" office:value-type="float" office:value="8173666" calcext:value-type="float">
            <text:p>8173666</text:p>
          </table:table-cell>
          <table:table-cell table:style-name="ce22" table:formula="of:=[pmu.E8]" office:value-type="float" office:value="1" calcext:value-type="float">
            <text:p>1</text:p>
          </table:table-cell>
          <table:table-cell table:style-name="ce22" table:formula="of:=[pmu.F8]" office:value-type="float" office:value="1915217091" calcext:value-type="float">
            <text:p>1915217091</text:p>
          </table:table-cell>
          <table:table-cell table:style-name="ce22" table:formula="of:=[pmu.G8]" office:value-type="float" office:value="5063126974" calcext:value-type="float">
            <text:p>5063126974</text:p>
          </table:table-cell>
          <table:table-cell/>
          <table:table-cell table:style-name="ce25" table:formula="of:=[.I14]/[.H14]" office:value-type="float" office:value="2.64363084362221" calcext:value-type="float">
            <text:p>2,64</text:p>
          </table:table-cell>
          <table:table-cell table:style-name="ce28" table:formula="of:=[.F14]/[.G14]" office:value-type="percentage" office:value="8173666" calcext:value-type="percentage">
            <text:p>817366600,0%</text:p>
          </table:table-cell>
          <table:table-cell table:style-name="ce39" table:formula="of:=['stats1-ht0'.D9]" office:value-type="float" office:value="0.419318" calcext:value-type="float">
            <text:p>0,419</text:p>
          </table:table-cell>
          <table:table-cell table:style-name="ce39" table:formula="of:=['stats1-ht0'.B9]+['stats1-ht0'.C9]" office:value-type="float" office:value="0.419" calcext:value-type="float">
            <text:p>0,419</text:p>
          </table:table-cell>
          <table:table-cell table:style-name="ce42" table:formula="of:=[.N14]/([.M14]*[.C14])" office:value-type="percentage" office:value="0.999241625687426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22" table:formula="of:=[pmu.A9]" office:value-type="float" office:value="2" calcext:value-type="float">
            <text:p>2</text:p>
          </table:table-cell>
          <table:table-cell table:style-name="ce22" table:formula="of:=[pmu.B9]" office:value-type="float" office:value="1" calcext:value-type="float">
            <text:p>1</text:p>
          </table:table-cell>
          <table:table-cell table:style-name="ce22" table:formula="of:=[pmu.C9]" office:value-type="string" office:string-value="fast" calcext:value-type="string">
            <text:p>fast</text:p>
          </table:table-cell>
          <table:table-cell table:style-name="ce22" table:formula="of:=[pmu.D9]" office:value-type="float" office:value="8255015" calcext:value-type="float">
            <text:p>8255015</text:p>
          </table:table-cell>
          <table:table-cell table:style-name="ce22" table:formula="of:=[pmu.E9]" office:value-type="float" office:value="1" calcext:value-type="float">
            <text:p>1</text:p>
          </table:table-cell>
          <table:table-cell table:style-name="ce22" table:formula="of:=[pmu.F9]" office:value-type="float" office:value="3790949752" calcext:value-type="float">
            <text:p>3790949752</text:p>
          </table:table-cell>
          <table:table-cell table:style-name="ce22" table:formula="of:=[pmu.G9]" office:value-type="float" office:value="5084951958" calcext:value-type="float">
            <text:p>5084951958</text:p>
          </table:table-cell>
          <table:table-cell/>
          <table:table-cell table:style-name="ce26" table:formula="of:=[.I15]/[.H15]" office:value-type="float" office:value="1.34133984638475" calcext:value-type="float">
            <text:p>1,34</text:p>
          </table:table-cell>
          <table:table-cell table:style-name="ce37" table:formula="of:=[.F15]/[.G15]" office:value-type="percentage" office:value="8255015" calcext:value-type="percentage">
            <text:p>825501500,0%</text:p>
          </table:table-cell>
          <table:table-cell table:style-name="ce40" table:formula="of:=['stats2-ht1'.D3]" office:value-type="float" office:value="0.404999" calcext:value-type="float">
            <text:p>0,405</text:p>
          </table:table-cell>
          <table:table-cell table:style-name="ce40" table:formula="of:=['stats2-ht1'.B3]+['stats2-ht1'.C3]" office:value-type="float" office:value="0.806" calcext:value-type="float">
            <text:p>0,806</text:p>
          </table:table-cell>
          <table:table-cell table:style-name="ce43" table:formula="of:=[.N22]/([.M22]*[.C15])" office:value-type="percentage" office:value="0.989654869425677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22" table:formula="of:=[pmu.A10]" office:value-type="float" office:value="2" calcext:value-type="float">
            <text:p>2</text:p>
          </table:table-cell>
          <table:table-cell table:style-name="ce22" table:formula="of:=[pmu.B10]" office:value-type="float" office:value="1" calcext:value-type="float">
            <text:p>1</text:p>
          </table:table-cell>
          <table:table-cell table:style-name="ce22" table:formula="of:=[pmu.C10]" office:value-type="string" office:string-value="slow_a" calcext:value-type="string">
            <text:p>slow_a</text:p>
          </table:table-cell>
          <table:table-cell table:style-name="ce22" table:formula="of:=[pmu.D10]" office:value-type="float" office:value="8330734" calcext:value-type="float">
            <text:p>8330734</text:p>
          </table:table-cell>
          <table:table-cell table:style-name="ce22" table:formula="of:=[pmu.E10]" office:value-type="float" office:value="1" calcext:value-type="float">
            <text:p>1</text:p>
          </table:table-cell>
          <table:table-cell table:style-name="ce22" table:formula="of:=[pmu.F10]" office:value-type="float" office:value="6146022175" calcext:value-type="float">
            <text:p>6146022175</text:p>
          </table:table-cell>
          <table:table-cell table:style-name="ce22" table:formula="of:=[pmu.G10]" office:value-type="float" office:value="7127222578" calcext:value-type="float">
            <text:p>7127222578</text:p>
          </table:table-cell>
          <table:table-cell/>
          <table:table-cell table:style-name="ce26" table:formula="of:=[.I16]/[.H16]" office:value-type="float" office:value="1.15964804145862" calcext:value-type="float">
            <text:p>1,16</text:p>
          </table:table-cell>
          <table:table-cell table:style-name="ce37" table:formula="of:=[.F16]/[.G16]" office:value-type="percentage" office:value="8330734" calcext:value-type="percentage">
            <text:p>833073400,0%</text:p>
          </table:table-cell>
          <table:table-cell table:style-name="ce40" table:formula="of:=['stats2-ht1'.D4]" office:value-type="float" office:value="0.718059" calcext:value-type="float">
            <text:p>0,718</text:p>
          </table:table-cell>
          <table:table-cell table:style-name="ce40" table:formula="of:=['stats2-ht1'.B4]+['stats2-ht1'.C4]" office:value-type="float" office:value="1.426" calcext:value-type="float">
            <text:p>1,426</text:p>
          </table:table-cell>
          <table:table-cell table:style-name="ce43" table:formula="of:=[.N23]/([.M23]*[.C16])" office:value-type="percentage" office:value="0.996539131440118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22" table:formula="of:=[pmu.A11]" office:value-type="float" office:value="2" calcext:value-type="float">
            <text:p>2</text:p>
          </table:table-cell>
          <table:table-cell table:style-name="ce22" table:formula="of:=[pmu.B11]" office:value-type="float" office:value="1" calcext:value-type="float">
            <text:p>1</text:p>
          </table:table-cell>
          <table:table-cell table:style-name="ce22" table:formula="of:=[pmu.C11]" office:value-type="string" office:string-value="slow_b" calcext:value-type="string">
            <text:p>slow_b</text:p>
          </table:table-cell>
          <table:table-cell table:style-name="ce22" table:formula="of:=[pmu.D11]" office:value-type="float" office:value="14309255" calcext:value-type="float">
            <text:p>14309255</text:p>
          </table:table-cell>
          <table:table-cell table:style-name="ce22" table:formula="of:=[pmu.E11]" office:value-type="float" office:value="1" calcext:value-type="float">
            <text:p>1</text:p>
          </table:table-cell>
          <table:table-cell table:style-name="ce22" table:formula="of:=[pmu.F11]" office:value-type="float" office:value="8647475406" calcext:value-type="float">
            <text:p>8647475406</text:p>
          </table:table-cell>
          <table:table-cell table:style-name="ce22" table:formula="of:=[pmu.G11]" office:value-type="float" office:value="6090147897" calcext:value-type="float">
            <text:p>6090147897</text:p>
          </table:table-cell>
          <table:table-cell/>
          <table:table-cell table:style-name="ce26" table:formula="of:=[.I17]/[.H17]" office:value-type="float" office:value="0.704268889018682" calcext:value-type="float">
            <text:p>0,70</text:p>
          </table:table-cell>
          <table:table-cell table:style-name="ce37" table:formula="of:=[.F17]/[.G17]" office:value-type="percentage" office:value="14309255" calcext:value-type="percentage">
            <text:p>1430925500,0%</text:p>
          </table:table-cell>
          <table:table-cell table:style-name="ce40" table:formula="of:=['stats2-ht1'.D5]" office:value-type="float" office:value="1.2874" calcext:value-type="float">
            <text:p>1,287</text:p>
          </table:table-cell>
          <table:table-cell table:style-name="ce40" table:formula="of:=['stats2-ht1'.B5]+['stats2-ht1'.C5]" office:value-type="float" office:value="2.41" calcext:value-type="float">
            <text:p>2,410</text:p>
          </table:table-cell>
          <table:table-cell table:style-name="ce43" table:formula="of:=[.N24]/([.M24]*[.C17])" office:value-type="percentage" office:value="0.976999891704425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22" table:formula="of:=[pmu.A12]" office:value-type="float" office:value="2" calcext:value-type="float">
            <text:p>2</text:p>
          </table:table-cell>
          <table:table-cell table:style-name="ce22" table:formula="of:=[pmu.B12]" office:value-type="float" office:value="1" calcext:value-type="float">
            <text:p>1</text:p>
          </table:table-cell>
          <table:table-cell table:style-name="ce22" table:formula="of:=[pmu.C12]" office:value-type="string" office:string-value="slow_c" calcext:value-type="string">
            <text:p>slow_c</text:p>
          </table:table-cell>
          <table:table-cell table:style-name="ce22" table:formula="of:=[pmu.D12]" office:value-type="float" office:value="8873785" calcext:value-type="float">
            <text:p>8873785</text:p>
          </table:table-cell>
          <table:table-cell table:style-name="ce22" table:formula="of:=[pmu.E12]" office:value-type="float" office:value="1" calcext:value-type="float">
            <text:p>1</text:p>
          </table:table-cell>
          <table:table-cell table:style-name="ce22" table:formula="of:=[pmu.F12]" office:value-type="float" office:value="20544196317" calcext:value-type="float">
            <text:p>20544196317</text:p>
          </table:table-cell>
          <table:table-cell table:style-name="ce22" table:formula="of:=[pmu.G12]" office:value-type="float" office:value="6600607117" calcext:value-type="float">
            <text:p>6600607117</text:p>
          </table:table-cell>
          <table:table-cell/>
          <table:table-cell table:style-name="ce26" table:formula="of:=[.I18]/[.H18]" office:value-type="float" office:value="0.321288164070848" calcext:value-type="float">
            <text:p>0,32</text:p>
          </table:table-cell>
          <table:table-cell table:style-name="ce37" table:formula="of:=[.F18]/[.G18]" office:value-type="percentage" office:value="8873785" calcext:value-type="percentage">
            <text:p>887378500,0%</text:p>
          </table:table-cell>
          <table:table-cell table:style-name="ce40" table:formula="of:=['stats2-ht1'.D6]" office:value-type="float" office:value="3.934768" calcext:value-type="float">
            <text:p>3,935</text:p>
          </table:table-cell>
          <table:table-cell table:style-name="ce40" table:formula="of:=['stats2-ht1'.B6]+['stats2-ht1'.C6]" office:value-type="float" office:value="7.833" calcext:value-type="float">
            <text:p>7,833</text:p>
          </table:table-cell>
          <table:table-cell table:style-name="ce43" table:formula="of:=[.N25]/([.M25]*[.C18])" office:value-type="percentage" office:value="0.976400033218018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22" table:formula="of:=[pmu.A13]" office:value-type="float" office:value="2" calcext:value-type="float">
            <text:p>2</text:p>
          </table:table-cell>
          <table:table-cell table:style-name="ce22" table:formula="of:=[pmu.B13]" office:value-type="float" office:value="1" calcext:value-type="float">
            <text:p>1</text:p>
          </table:table-cell>
          <table:table-cell table:style-name="ce22" table:formula="of:=[pmu.C13]" office:value-type="string" office:string-value="slow_d" calcext:value-type="string">
            <text:p>slow_d</text:p>
          </table:table-cell>
          <table:table-cell table:style-name="ce22" table:formula="of:=[pmu.D13]" office:value-type="float" office:value="12612982" calcext:value-type="float">
            <text:p>12612982</text:p>
          </table:table-cell>
          <table:table-cell table:style-name="ce22" table:formula="of:=[pmu.E13]" office:value-type="float" office:value="1" calcext:value-type="float">
            <text:p>1</text:p>
          </table:table-cell>
          <table:table-cell table:style-name="ce22" table:formula="of:=[pmu.F13]" office:value-type="float" office:value="173424024473" calcext:value-type="float">
            <text:p>173424024473</text:p>
          </table:table-cell>
          <table:table-cell table:style-name="ce22" table:formula="of:=[pmu.G13]" office:value-type="float" office:value="125760845768" calcext:value-type="float">
            <text:p>125760845768</text:p>
          </table:table-cell>
          <table:table-cell/>
          <table:table-cell table:style-name="ce26" table:formula="of:=[.I19]/[.H19]" office:value-type="float" office:value="0.725163922069975" calcext:value-type="float">
            <text:p>0,73</text:p>
          </table:table-cell>
          <table:table-cell table:style-name="ce37" table:formula="of:=[.F19]/[.G19]" office:value-type="percentage" office:value="12612982" calcext:value-type="percentage">
            <text:p>1261298200,0%</text:p>
          </table:table-cell>
          <table:table-cell table:style-name="ce40" table:formula="of:=['stats2-ht1'.D7]" office:value-type="float" office:value="21.981792" calcext:value-type="float">
            <text:p>21,982</text:p>
          </table:table-cell>
          <table:table-cell table:style-name="ce40" table:formula="of:=['stats2-ht1'.B7]+['stats2-ht1'.C7]" office:value-type="float" office:value="43.606" calcext:value-type="float">
            <text:p>43,606</text:p>
          </table:table-cell>
          <table:table-cell table:style-name="ce43" table:formula="of:=[.N26]/([.M26]*[.C19])" office:value-type="percentage" office:value="0.9950303910710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2" table:formula="of:=[pmu.A14]" office:value-type="float" office:value="2" calcext:value-type="float">
            <text:p>2</text:p>
          </table:table-cell>
          <table:table-cell table:style-name="ce22" table:formula="of:=[pmu.B14]" office:value-type="float" office:value="1" calcext:value-type="float">
            <text:p>1</text:p>
          </table:table-cell>
          <table:table-cell table:style-name="ce22" table:formula="of:=[pmu.C14]" office:value-type="string" office:string-value="slow_e" calcext:value-type="string">
            <text:p>slow_e</text:p>
          </table:table-cell>
          <table:table-cell table:style-name="ce22" table:formula="of:=[pmu.D14]" office:value-type="float" office:value="392481452" calcext:value-type="float">
            <text:p>392481452</text:p>
          </table:table-cell>
          <table:table-cell table:style-name="ce22" table:formula="of:=[pmu.E14]" office:value-type="float" office:value="1" calcext:value-type="float">
            <text:p>1</text:p>
          </table:table-cell>
          <table:table-cell table:style-name="ce22" table:formula="of:=[pmu.F14]" office:value-type="float" office:value="12100785857" calcext:value-type="float">
            <text:p>12100785857</text:p>
          </table:table-cell>
          <table:table-cell table:style-name="ce22" table:formula="of:=[pmu.G14]" office:value-type="float" office:value="7093094451" calcext:value-type="float">
            <text:p>7093094451</text:p>
          </table:table-cell>
          <table:table-cell/>
          <table:table-cell table:style-name="ce26" table:formula="of:=[.I20]/[.H20]" office:value-type="float" office:value="0.586168083199061" calcext:value-type="float">
            <text:p>0,59</text:p>
          </table:table-cell>
          <table:table-cell table:style-name="ce37" table:formula="of:=[.F20]/[.G20]" office:value-type="percentage" office:value="392481452" calcext:value-type="percentage">
            <text:p>39248145200,0%</text:p>
          </table:table-cell>
          <table:table-cell table:style-name="ce40" table:formula="of:=['stats2-ht1'.D8]" office:value-type="float" office:value="1.474895" calcext:value-type="float">
            <text:p>1,475</text:p>
          </table:table-cell>
          <table:table-cell table:style-name="ce40" table:formula="of:=['stats2-ht1'.B8]+['stats2-ht1'.C8]" office:value-type="float" office:value="2.932" calcext:value-type="float">
            <text:p>2,932</text:p>
          </table:table-cell>
          <table:table-cell table:style-name="ce43" table:formula="of:=[.N27]/([.M27]*[.C20])" office:value-type="percentage" office:value="0.992637406540723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22" table:formula="of:=[pmu.A15]" office:value-type="float" office:value="2" calcext:value-type="float">
            <text:p>2</text:p>
          </table:table-cell>
          <table:table-cell table:style-name="ce22" table:formula="of:=[pmu.B15]" office:value-type="float" office:value="1" calcext:value-type="float">
            <text:p>1</text:p>
          </table:table-cell>
          <table:table-cell table:style-name="ce22" table:formula="of:=[pmu.C15]" office:value-type="string" office:string-value="slow_f" calcext:value-type="string">
            <text:p>slow_f</text:p>
          </table:table-cell>
          <table:table-cell table:style-name="ce22" table:formula="of:=[pmu.D15]" office:value-type="float" office:value="8279590" calcext:value-type="float">
            <text:p>8279590</text:p>
          </table:table-cell>
          <table:table-cell table:style-name="ce22" table:formula="of:=[pmu.E15]" office:value-type="float" office:value="1" calcext:value-type="float">
            <text:p>1</text:p>
          </table:table-cell>
          <table:table-cell table:style-name="ce22" table:formula="of:=[pmu.F15]" office:value-type="float" office:value="3301518369" calcext:value-type="float">
            <text:p>3301518369</text:p>
          </table:table-cell>
          <table:table-cell table:style-name="ce22" table:formula="of:=[pmu.G15]" office:value-type="float" office:value="5086134007" calcext:value-type="float">
            <text:p>5086134007</text:p>
          </table:table-cell>
          <table:table-cell/>
          <table:table-cell table:style-name="ce26" table:formula="of:=[.I21]/[.H21]" office:value-type="float" office:value="1.54054390693593" calcext:value-type="float">
            <text:p>1,54</text:p>
          </table:table-cell>
          <table:table-cell table:style-name="ce37" table:formula="of:=[.F21]/[.G21]" office:value-type="percentage" office:value="8279590" calcext:value-type="percentage">
            <text:p>827959000,0%</text:p>
          </table:table-cell>
          <table:table-cell table:style-name="ce40" table:formula="of:=['stats2-ht1'.D9]" office:value-type="float" office:value="0.408651" calcext:value-type="float">
            <text:p>0,409</text:p>
          </table:table-cell>
          <table:table-cell table:style-name="ce40" table:formula="of:=['stats2-ht1'.B9]+['stats2-ht1'.C9]" office:value-type="float" office:value="0.676" calcext:value-type="float">
            <text:p>0,676</text:p>
          </table:table-cell>
          <table:table-cell table:style-name="ce43" table:formula="of:=[.N28]/([.M28]*[.C21])" office:value-type="percentage" office:value="0.746759596749818" calcext:value-type="percentage">
            <text:p>75%</text:p>
          </table:table-cell>
        </table:table-row>
        <table:table-row table:style-name="ro4">
          <table:table-cell table:number-columns-repeated="2"/>
          <table:table-cell table:style-name="ce22" table:formula="of:=[pmu.A16]" office:value-type="float" office:value="2" calcext:value-type="float">
            <text:p>2</text:p>
          </table:table-cell>
          <table:table-cell table:style-name="ce22" table:formula="of:=[pmu.B16]" office:value-type="float" office:value="0" calcext:value-type="float">
            <text:p>0</text:p>
          </table:table-cell>
          <table:table-cell table:style-name="ce22" table:formula="of:=[pmu.C16]" office:value-type="string" office:string-value="fast" calcext:value-type="string">
            <text:p>fast</text:p>
          </table:table-cell>
          <table:table-cell table:style-name="ce22" table:formula="of:=[pmu.D16]" office:value-type="float" office:value="8219090" calcext:value-type="float">
            <text:p>8219090</text:p>
          </table:table-cell>
          <table:table-cell table:style-name="ce22" table:formula="of:=[pmu.E16]" office:value-type="float" office:value="1" calcext:value-type="float">
            <text:p>1</text:p>
          </table:table-cell>
          <table:table-cell table:style-name="ce22" table:formula="of:=[pmu.F16]" office:value-type="float" office:value="2288185249" calcext:value-type="float">
            <text:p>2288185249</text:p>
          </table:table-cell>
          <table:table-cell table:style-name="ce22" table:formula="of:=[pmu.G16]" office:value-type="float" office:value="5083405671" calcext:value-type="float">
            <text:p>5083405671</text:p>
          </table:table-cell>
          <table:table-cell/>
          <table:table-cell table:style-name="ce27" table:formula="of:=[.I22]/[.H22]" office:value-type="float" office:value="2.22158834090098" calcext:value-type="float">
            <text:p>2,22</text:p>
          </table:table-cell>
          <table:table-cell table:style-name="ce38" table:formula="of:=[.F22]/[.G22]" office:value-type="percentage" office:value="8219090" calcext:value-type="percentage">
            <text:p>821909000,0%</text:p>
          </table:table-cell>
          <table:table-cell table:style-name="ce41" table:formula="of:=['stats2-ht0'.D3]" office:value-type="float" office:value="0.216237" calcext:value-type="float">
            <text:p>0,216</text:p>
          </table:table-cell>
          <table:table-cell table:style-name="ce41" table:formula="of:=['stats2-ht0'.B3]+['stats2-ht0'.C3]" office:value-type="float" office:value="0.428" calcext:value-type="float">
            <text:p>0,428</text:p>
          </table:table-cell>
          <table:table-cell table:style-name="ce44" table:formula="of:=[.N22]/([.M22]*[.C22])" office:value-type="percentage" office:value="0.989654869425677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22" table:formula="of:=[pmu.A17]" office:value-type="float" office:value="2" calcext:value-type="float">
            <text:p>2</text:p>
          </table:table-cell>
          <table:table-cell table:style-name="ce22" table:formula="of:=[pmu.B17]" office:value-type="float" office:value="0" calcext:value-type="float">
            <text:p>0</text:p>
          </table:table-cell>
          <table:table-cell table:style-name="ce22" table:formula="of:=[pmu.C17]" office:value-type="string" office:string-value="slow_a" calcext:value-type="string">
            <text:p>slow_a</text:p>
          </table:table-cell>
          <table:table-cell table:style-name="ce22" table:formula="of:=[pmu.D17]" office:value-type="float" office:value="8268404" calcext:value-type="float">
            <text:p>8268404</text:p>
          </table:table-cell>
          <table:table-cell table:style-name="ce22" table:formula="of:=[pmu.E17]" office:value-type="float" office:value="1" calcext:value-type="float">
            <text:p>1</text:p>
          </table:table-cell>
          <table:table-cell table:style-name="ce22" table:formula="of:=[pmu.F17]" office:value-type="float" office:value="3634628269" calcext:value-type="float">
            <text:p>3634628269</text:p>
          </table:table-cell>
          <table:table-cell table:style-name="ce22" table:formula="of:=[pmu.G17]" office:value-type="float" office:value="7124944038" calcext:value-type="float">
            <text:p>7124944038</text:p>
          </table:table-cell>
          <table:table-cell/>
          <table:table-cell table:style-name="ce27" table:formula="of:=[.I23]/[.H23]" office:value-type="float" office:value="1.96029511429522" calcext:value-type="float">
            <text:p>1,96</text:p>
          </table:table-cell>
          <table:table-cell table:style-name="ce38" table:formula="of:=[.F23]/[.G23]" office:value-type="percentage" office:value="8268404" calcext:value-type="percentage">
            <text:p>826840400,0%</text:p>
          </table:table-cell>
          <table:table-cell table:style-name="ce41" table:formula="of:=['stats2-ht0'.D4]" office:value-type="float" office:value="0.397877" calcext:value-type="float">
            <text:p>0,398</text:p>
          </table:table-cell>
          <table:table-cell table:style-name="ce41" table:formula="of:=['stats2-ht0'.B4]+['stats2-ht0'.C4]" office:value-type="float" office:value="0.793" calcext:value-type="float">
            <text:p>0,793</text:p>
          </table:table-cell>
          <table:table-cell table:style-name="ce44" table:formula="of:=[.N23]/([.M23]*[.C23])" office:value-type="percentage" office:value="0.996539131440118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22" table:formula="of:=[pmu.A18]" office:value-type="float" office:value="2" calcext:value-type="float">
            <text:p>2</text:p>
          </table:table-cell>
          <table:table-cell table:style-name="ce22" table:formula="of:=[pmu.B18]" office:value-type="float" office:value="0" calcext:value-type="float">
            <text:p>0</text:p>
          </table:table-cell>
          <table:table-cell table:style-name="ce22" table:formula="of:=[pmu.C18]" office:value-type="string" office:string-value="slow_b" calcext:value-type="string">
            <text:p>slow_b</text:p>
          </table:table-cell>
          <table:table-cell table:style-name="ce22" table:formula="of:=[pmu.D18]" office:value-type="float" office:value="185149100" calcext:value-type="float">
            <text:p>185149100</text:p>
          </table:table-cell>
          <table:table-cell table:style-name="ce22" table:formula="of:=[pmu.E18]" office:value-type="float" office:value="1" calcext:value-type="float">
            <text:p>1</text:p>
          </table:table-cell>
          <table:table-cell table:style-name="ce22" table:formula="of:=[pmu.F18]" office:value-type="float" office:value="13433277768" calcext:value-type="float">
            <text:p>13433277768</text:p>
          </table:table-cell>
          <table:table-cell table:style-name="ce22" table:formula="of:=[pmu.G18]" office:value-type="float" office:value="6094608777" calcext:value-type="float">
            <text:p>6094608777</text:p>
          </table:table-cell>
          <table:table-cell/>
          <table:table-cell table:style-name="ce27" table:formula="of:=[.I24]/[.H24]" office:value-type="float" office:value="0.453694837719967" calcext:value-type="float">
            <text:p>0,45</text:p>
          </table:table-cell>
          <table:table-cell table:style-name="ce38" table:formula="of:=[.F24]/[.G24]" office:value-type="percentage" office:value="185149100" calcext:value-type="percentage">
            <text:p>18514910000,0%</text:p>
          </table:table-cell>
          <table:table-cell table:style-name="ce41" table:formula="of:=['stats2-ht0'.D5]" office:value-type="float" office:value="1.495906" calcext:value-type="float">
            <text:p>1,496</text:p>
          </table:table-cell>
          <table:table-cell table:style-name="ce41" table:formula="of:=['stats2-ht0'.B5]+['stats2-ht0'.C5]" office:value-type="float" office:value="2.923" calcext:value-type="float">
            <text:p>2,923</text:p>
          </table:table-cell>
          <table:table-cell table:style-name="ce44" table:formula="of:=[.N24]/([.M24]*[.C24])" office:value-type="percentage" office:value="0.976999891704425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22" table:formula="of:=[pmu.A19]" office:value-type="float" office:value="2" calcext:value-type="float">
            <text:p>2</text:p>
          </table:table-cell>
          <table:table-cell table:style-name="ce22" table:formula="of:=[pmu.B19]" office:value-type="float" office:value="0" calcext:value-type="float">
            <text:p>0</text:p>
          </table:table-cell>
          <table:table-cell table:style-name="ce22" table:formula="of:=[pmu.C19]" office:value-type="string" office:string-value="slow_c" calcext:value-type="string">
            <text:p>slow_c</text:p>
          </table:table-cell>
          <table:table-cell table:style-name="ce22" table:formula="of:=[pmu.D19]" office:value-type="float" office:value="752286122" calcext:value-type="float">
            <text:p>752286122</text:p>
          </table:table-cell>
          <table:table-cell table:style-name="ce22" table:formula="of:=[pmu.E19]" office:value-type="float" office:value="1" calcext:value-type="float">
            <text:p>1</text:p>
          </table:table-cell>
          <table:table-cell table:style-name="ce22" table:formula="of:=[pmu.F19]" office:value-type="float" office:value="110884424957" calcext:value-type="float">
            <text:p>110884424957</text:p>
          </table:table-cell>
          <table:table-cell table:style-name="ce22" table:formula="of:=[pmu.G19]" office:value-type="float" office:value="6681718518" calcext:value-type="float">
            <text:p>6681718518</text:p>
          </table:table-cell>
          <table:table-cell/>
          <table:table-cell table:style-name="ce27" table:formula="of:=[.I25]/[.H25]" office:value-type="float" office:value="0.0602584043754667" calcext:value-type="float">
            <text:p>0,06</text:p>
          </table:table-cell>
          <table:table-cell table:style-name="ce38" table:formula="of:=[.F25]/[.G25]" office:value-type="percentage" office:value="752286122" calcext:value-type="percentage">
            <text:p>75228612200,0%</text:p>
          </table:table-cell>
          <table:table-cell table:style-name="ce41" table:formula="of:=['stats2-ht0'.D6]" office:value-type="float" office:value="10.873617" calcext:value-type="float">
            <text:p>10,874</text:p>
          </table:table-cell>
          <table:table-cell table:style-name="ce41" table:formula="of:=['stats2-ht0'.B6]+['stats2-ht0'.C6]" office:value-type="float" office:value="21.234" calcext:value-type="float">
            <text:p>21,234</text:p>
          </table:table-cell>
          <table:table-cell table:style-name="ce44" table:formula="of:=[.N25]/([.M25]*[.C25])" office:value-type="percentage" office:value="0.976400033218018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22" table:formula="of:=[pmu.A20]" office:value-type="float" office:value="2" calcext:value-type="float">
            <text:p>2</text:p>
          </table:table-cell>
          <table:table-cell table:style-name="ce22" table:formula="of:=[pmu.B20]" office:value-type="float" office:value="0" calcext:value-type="float">
            <text:p>0</text:p>
          </table:table-cell>
          <table:table-cell table:style-name="ce22" table:formula="of:=[pmu.C20]" office:value-type="string" office:string-value="slow_d" calcext:value-type="string">
            <text:p>slow_d</text:p>
          </table:table-cell>
          <table:table-cell table:style-name="ce22" table:formula="of:=[pmu.D20]" office:value-type="float" office:value="2024944274" calcext:value-type="float">
            <text:p>2024944274</text:p>
          </table:table-cell>
          <table:table-cell table:style-name="ce22" table:formula="of:=[pmu.E20]" office:value-type="float" office:value="1" calcext:value-type="float">
            <text:p>1</text:p>
          </table:table-cell>
          <table:table-cell table:style-name="ce22" table:formula="of:=[pmu.F20]" office:value-type="float" office:value="225415055083" calcext:value-type="float">
            <text:p>225415055083</text:p>
          </table:table-cell>
          <table:table-cell table:style-name="ce22" table:formula="of:=[pmu.G20]" office:value-type="float" office:value="116036670484" calcext:value-type="float">
            <text:p>116036670484</text:p>
          </table:table-cell>
          <table:table-cell/>
          <table:table-cell table:style-name="ce27" table:formula="of:=[.I26]/[.H26]" office:value-type="float" office:value="0.514768946738159" calcext:value-type="float">
            <text:p>0,51</text:p>
          </table:table-cell>
          <table:table-cell table:style-name="ce38" table:formula="of:=[.F26]/[.G26]" office:value-type="percentage" office:value="2024944274" calcext:value-type="percentage">
            <text:p>202494427400,0%</text:p>
          </table:table-cell>
          <table:table-cell table:style-name="ce41" table:formula="of:=['stats2-ht0'.D7]" office:value-type="float" office:value="34.998931" calcext:value-type="float">
            <text:p>34,999</text:p>
          </table:table-cell>
          <table:table-cell table:style-name="ce41" table:formula="of:=['stats2-ht0'.B7]+['stats2-ht0'.C7]" office:value-type="float" office:value="69.65" calcext:value-type="float">
            <text:p>69,650</text:p>
          </table:table-cell>
          <table:table-cell table:style-name="ce44" table:formula="of:=[.N26]/([.M26]*[.C26])" office:value-type="percentage" office:value="0.9950303910710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22" table:formula="of:=[pmu.A21]" office:value-type="float" office:value="2" calcext:value-type="float">
            <text:p>2</text:p>
          </table:table-cell>
          <table:table-cell table:style-name="ce22" table:formula="of:=[pmu.B21]" office:value-type="float" office:value="0" calcext:value-type="float">
            <text:p>0</text:p>
          </table:table-cell>
          <table:table-cell table:style-name="ce22" table:formula="of:=[pmu.C21]" office:value-type="string" office:string-value="slow_e" calcext:value-type="string">
            <text:p>slow_e</text:p>
          </table:table-cell>
          <table:table-cell table:style-name="ce22" table:formula="of:=[pmu.D21]" office:value-type="float" office:value="956199278" calcext:value-type="float">
            <text:p>956199278</text:p>
          </table:table-cell>
          <table:table-cell table:style-name="ce22" table:formula="of:=[pmu.E21]" office:value-type="float" office:value="1" calcext:value-type="float">
            <text:p>1</text:p>
          </table:table-cell>
          <table:table-cell table:style-name="ce22" table:formula="of:=[pmu.F21]" office:value-type="float" office:value="17176638900" calcext:value-type="float">
            <text:p>17176638900</text:p>
          </table:table-cell>
          <table:table-cell table:style-name="ce22" table:formula="of:=[pmu.G21]" office:value-type="float" office:value="7097233285" calcext:value-type="float">
            <text:p>7097233285</text:p>
          </table:table-cell>
          <table:table-cell/>
          <table:table-cell table:style-name="ce27" table:formula="of:=[.I27]/[.H27]" office:value-type="float" office:value="0.413191039662597" calcext:value-type="float">
            <text:p>0,41</text:p>
          </table:table-cell>
          <table:table-cell table:style-name="ce38" table:formula="of:=[.F27]/[.G27]" office:value-type="percentage" office:value="956199278" calcext:value-type="percentage">
            <text:p>95619927800,0%</text:p>
          </table:table-cell>
          <table:table-cell table:style-name="ce41" table:formula="of:=['stats2-ht0'.D8]" office:value-type="float" office:value="2.190125" calcext:value-type="float">
            <text:p>2,190</text:p>
          </table:table-cell>
          <table:table-cell table:style-name="ce41" table:formula="of:=['stats2-ht0'.B8]+['stats2-ht0'.C8]" office:value-type="float" office:value="4.348" calcext:value-type="float">
            <text:p>4,348</text:p>
          </table:table-cell>
          <table:table-cell table:style-name="ce44" table:formula="of:=[.N27]/([.M27]*[.C27])" office:value-type="percentage" office:value="0.992637406540723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22" table:formula="of:=[pmu.A22]" office:value-type="float" office:value="2" calcext:value-type="float">
            <text:p>2</text:p>
          </table:table-cell>
          <table:table-cell table:style-name="ce22" table:formula="of:=[pmu.B22]" office:value-type="float" office:value="0" calcext:value-type="float">
            <text:p>0</text:p>
          </table:table-cell>
          <table:table-cell table:style-name="ce22" table:formula="of:=[pmu.C22]" office:value-type="string" office:string-value="slow_f" calcext:value-type="string">
            <text:p>slow_f</text:p>
          </table:table-cell>
          <table:table-cell table:style-name="ce22" table:formula="of:=[pmu.D22]" office:value-type="float" office:value="8229812" calcext:value-type="float">
            <text:p>8229812</text:p>
          </table:table-cell>
          <table:table-cell table:style-name="ce22" table:formula="of:=[pmu.E22]" office:value-type="float" office:value="1" calcext:value-type="float">
            <text:p>1</text:p>
          </table:table-cell>
          <table:table-cell table:style-name="ce22" table:formula="of:=[pmu.F22]" office:value-type="float" office:value="2295149869" calcext:value-type="float">
            <text:p>2295149869</text:p>
          </table:table-cell>
          <table:table-cell table:style-name="ce22" table:formula="of:=[pmu.G22]" office:value-type="float" office:value="5084871039" calcext:value-type="float">
            <text:p>5084871039</text:p>
          </table:table-cell>
          <table:table-cell/>
          <table:table-cell table:style-name="ce27" table:formula="of:=[.I28]/[.H28]" office:value-type="float" office:value="2.2154854058465" calcext:value-type="float">
            <text:p>2,22</text:p>
          </table:table-cell>
          <table:table-cell table:style-name="ce38" table:formula="of:=[.F28]/[.G28]" office:value-type="percentage" office:value="8229812" calcext:value-type="percentage">
            <text:p>822981200,0%</text:p>
          </table:table-cell>
          <table:table-cell table:style-name="ce41" table:formula="of:=['stats2-ht0'.D9]" office:value-type="float" office:value="0.281215" calcext:value-type="float">
            <text:p>0,281</text:p>
          </table:table-cell>
          <table:table-cell table:style-name="ce41" table:formula="of:=['stats2-ht0'.B9]+['stats2-ht0'.C9]" office:value-type="float" office:value="0.42" calcext:value-type="float">
            <text:p>0,420</text:p>
          </table:table-cell>
          <table:table-cell table:style-name="ce44" table:formula="of:=[.N28]/([.M28]*[.C28])" office:value-type="percentage" office:value="0.746759596749818" calcext:value-type="percentage">
            <text:p>75%</text:p>
          </table:table-cell>
        </table:table-row>
        <table:table-row table:style-name="ro4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4" table:number-rows-repeated="26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4" table:number-rows-repeated="104851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8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172909" calcext:value-type="float">
            <text:p>8172909</text:p>
          </table:table-cell>
          <table:table-cell office:value-type="float" office:value="1" calcext:value-type="float">
            <text:p>1</text:p>
          </table:table-cell>
          <table:table-cell office:value-type="float" office:value="1915602618" calcext:value-type="float">
            <text:p>1915602618</text:p>
          </table:table-cell>
          <table:table-cell office:value-type="float" office:value="5062960336" calcext:value-type="float">
            <text:p>50629603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31001" calcext:value-type="float">
            <text:p>8231001</text:p>
          </table:table-cell>
          <table:table-cell office:value-type="float" office:value="1" calcext:value-type="float">
            <text:p>1</text:p>
          </table:table-cell>
          <table:table-cell office:value-type="float" office:value="3242727952" calcext:value-type="float">
            <text:p>3242727952</text:p>
          </table:table-cell>
          <table:table-cell office:value-type="float" office:value="7104371987" calcext:value-type="float">
            <text:p>71043719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257268" calcext:value-type="float">
            <text:p>8257268</text:p>
          </table:table-cell>
          <table:table-cell office:value-type="float" office:value="1" calcext:value-type="float">
            <text:p>1</text:p>
          </table:table-cell>
          <table:table-cell office:value-type="float" office:value="3975119132" calcext:value-type="float">
            <text:p>3975119132</text:p>
          </table:table-cell>
          <table:table-cell office:value-type="float" office:value="6065025494" calcext:value-type="float">
            <text:p>60650254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555782" calcext:value-type="float">
            <text:p>8555782</text:p>
          </table:table-cell>
          <table:table-cell office:value-type="float" office:value="1" calcext:value-type="float">
            <text:p>1</text:p>
          </table:table-cell>
          <table:table-cell office:value-type="float" office:value="11405870171" calcext:value-type="float">
            <text:p>11405870171</text:p>
          </table:table-cell>
          <table:table-cell office:value-type="float" office:value="6572057631" calcext:value-type="float">
            <text:p>65720576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9237412" calcext:value-type="float">
            <text:p>9237412</text:p>
          </table:table-cell>
          <table:table-cell office:value-type="float" office:value="1" calcext:value-type="float">
            <text:p>1</text:p>
          </table:table-cell>
          <table:table-cell office:value-type="float" office:value="29385678630" calcext:value-type="float">
            <text:p>29385678630</text:p>
          </table:table-cell>
          <table:table-cell office:value-type="float" office:value="17089205652" calcext:value-type="float">
            <text:p>170892056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31272279" calcext:value-type="float">
            <text:p>531272279</text:p>
          </table:table-cell>
          <table:table-cell office:value-type="float" office:value="1" calcext:value-type="float">
            <text:p>1</text:p>
          </table:table-cell>
          <table:table-cell office:value-type="float" office:value="9435014712" calcext:value-type="float">
            <text:p>9435014712</text:p>
          </table:table-cell>
          <table:table-cell office:value-type="float" office:value="7070287404" calcext:value-type="float">
            <text:p>70702874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73666" calcext:value-type="float">
            <text:p>8173666</text:p>
          </table:table-cell>
          <table:table-cell office:value-type="float" office:value="1" calcext:value-type="float">
            <text:p>1</text:p>
          </table:table-cell>
          <table:table-cell office:value-type="float" office:value="1915217091" calcext:value-type="float">
            <text:p>1915217091</text:p>
          </table:table-cell>
          <table:table-cell office:value-type="float" office:value="5063126974" calcext:value-type="float">
            <text:p>50631269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8255015" calcext:value-type="float">
            <text:p>8255015</text:p>
          </table:table-cell>
          <table:table-cell office:value-type="float" office:value="1" calcext:value-type="float">
            <text:p>1</text:p>
          </table:table-cell>
          <table:table-cell office:value-type="float" office:value="3790949752" calcext:value-type="float">
            <text:p>3790949752</text:p>
          </table:table-cell>
          <table:table-cell office:value-type="float" office:value="5084951958" calcext:value-type="float">
            <text:p>50849519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8330734" calcext:value-type="float">
            <text:p>8330734</text:p>
          </table:table-cell>
          <table:table-cell office:value-type="float" office:value="1" calcext:value-type="float">
            <text:p>1</text:p>
          </table:table-cell>
          <table:table-cell office:value-type="float" office:value="6146022175" calcext:value-type="float">
            <text:p>6146022175</text:p>
          </table:table-cell>
          <table:table-cell office:value-type="float" office:value="7127222578" calcext:value-type="float">
            <text:p>71272225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4309255" calcext:value-type="float">
            <text:p>14309255</text:p>
          </table:table-cell>
          <table:table-cell office:value-type="float" office:value="1" calcext:value-type="float">
            <text:p>1</text:p>
          </table:table-cell>
          <table:table-cell office:value-type="float" office:value="8647475406" calcext:value-type="float">
            <text:p>8647475406</text:p>
          </table:table-cell>
          <table:table-cell office:value-type="float" office:value="6090147897" calcext:value-type="float">
            <text:p>609014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8873785" calcext:value-type="float">
            <text:p>8873785</text:p>
          </table:table-cell>
          <table:table-cell office:value-type="float" office:value="1" calcext:value-type="float">
            <text:p>1</text:p>
          </table:table-cell>
          <table:table-cell office:value-type="float" office:value="20544196317" calcext:value-type="float">
            <text:p>20544196317</text:p>
          </table:table-cell>
          <table:table-cell office:value-type="float" office:value="6600607117" calcext:value-type="float">
            <text:p>66006071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12612982" calcext:value-type="float">
            <text:p>12612982</text:p>
          </table:table-cell>
          <table:table-cell office:value-type="float" office:value="1" calcext:value-type="float">
            <text:p>1</text:p>
          </table:table-cell>
          <table:table-cell office:value-type="float" office:value="173424024473" calcext:value-type="float">
            <text:p>173424024473</text:p>
          </table:table-cell>
          <table:table-cell office:value-type="float" office:value="125760845768" calcext:value-type="float">
            <text:p>1257608457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392481452" calcext:value-type="float">
            <text:p>392481452</text:p>
          </table:table-cell>
          <table:table-cell office:value-type="float" office:value="1" calcext:value-type="float">
            <text:p>1</text:p>
          </table:table-cell>
          <table:table-cell office:value-type="float" office:value="12100785857" calcext:value-type="float">
            <text:p>12100785857</text:p>
          </table:table-cell>
          <table:table-cell office:value-type="float" office:value="7093094451" calcext:value-type="float">
            <text:p>70930944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8279590" calcext:value-type="float">
            <text:p>8279590</text:p>
          </table:table-cell>
          <table:table-cell office:value-type="float" office:value="1" calcext:value-type="float">
            <text:p>1</text:p>
          </table:table-cell>
          <table:table-cell office:value-type="float" office:value="3301518369" calcext:value-type="float">
            <text:p>3301518369</text:p>
          </table:table-cell>
          <table:table-cell office:value-type="float" office:value="5086134007" calcext:value-type="float">
            <text:p>50861340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219090" calcext:value-type="float">
            <text:p>8219090</text:p>
          </table:table-cell>
          <table:table-cell office:value-type="float" office:value="1" calcext:value-type="float">
            <text:p>1</text:p>
          </table:table-cell>
          <table:table-cell office:value-type="float" office:value="2288185249" calcext:value-type="float">
            <text:p>2288185249</text:p>
          </table:table-cell>
          <table:table-cell office:value-type="float" office:value="5083405671" calcext:value-type="float">
            <text:p>50834056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68404" calcext:value-type="float">
            <text:p>8268404</text:p>
          </table:table-cell>
          <table:table-cell office:value-type="float" office:value="1" calcext:value-type="float">
            <text:p>1</text:p>
          </table:table-cell>
          <table:table-cell office:value-type="float" office:value="3634628269" calcext:value-type="float">
            <text:p>3634628269</text:p>
          </table:table-cell>
          <table:table-cell office:value-type="float" office:value="7124944038" calcext:value-type="float">
            <text:p>71249440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85149100" calcext:value-type="float">
            <text:p>185149100</text:p>
          </table:table-cell>
          <table:table-cell office:value-type="float" office:value="1" calcext:value-type="float">
            <text:p>1</text:p>
          </table:table-cell>
          <table:table-cell office:value-type="float" office:value="13433277768" calcext:value-type="float">
            <text:p>13433277768</text:p>
          </table:table-cell>
          <table:table-cell office:value-type="float" office:value="6094608777" calcext:value-type="float">
            <text:p>60946087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52286122" calcext:value-type="float">
            <text:p>752286122</text:p>
          </table:table-cell>
          <table:table-cell office:value-type="float" office:value="1" calcext:value-type="float">
            <text:p>1</text:p>
          </table:table-cell>
          <table:table-cell office:value-type="float" office:value="110884424957" calcext:value-type="float">
            <text:p>110884424957</text:p>
          </table:table-cell>
          <table:table-cell office:value-type="float" office:value="6681718518" calcext:value-type="float">
            <text:p>66817185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2024944274" calcext:value-type="float">
            <text:p>2024944274</text:p>
          </table:table-cell>
          <table:table-cell office:value-type="float" office:value="1" calcext:value-type="float">
            <text:p>1</text:p>
          </table:table-cell>
          <table:table-cell office:value-type="float" office:value="225415055083" calcext:value-type="float">
            <text:p>225415055083</text:p>
          </table:table-cell>
          <table:table-cell office:value-type="float" office:value="116036670484" calcext:value-type="float">
            <text:p>1160366704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956199278" calcext:value-type="float">
            <text:p>956199278</text:p>
          </table:table-cell>
          <table:table-cell office:value-type="float" office:value="1" calcext:value-type="float">
            <text:p>1</text:p>
          </table:table-cell>
          <table:table-cell office:value-type="float" office:value="17176638900" calcext:value-type="float">
            <text:p>17176638900</text:p>
          </table:table-cell>
          <table:table-cell office:value-type="float" office:value="7097233285" calcext:value-type="float">
            <text:p>70972332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229812" calcext:value-type="float">
            <text:p>8229812</text:p>
          </table:table-cell>
          <table:table-cell office:value-type="float" office:value="1" calcext:value-type="float">
            <text:p>1</text:p>
          </table:table-cell>
          <table:table-cell office:value-type="float" office:value="2295149869" calcext:value-type="float">
            <text:p>2295149869</text:p>
          </table:table-cell>
          <table:table-cell office:value-type="float" office:value="5084871039" calcext:value-type="float">
            <text:p>5084871039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7">
          <table:table-cell office:value-type="string" calcext:value-type="string">
            <text:p>EXPERIMENT thread=1 width=100 height=100000 repeat=5 hyperthread=0 size(Mib)=762,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431" calcext:value-type="float">
            <text:p>0,431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431845" calcext:value-type="float">
            <text:p>0,431845</text:p>
          </table:table-cell>
          <table:table-cell table:style-name="ce30"/>
          <table:table-cell table:number-columns-repeated="17"/>
        </table:table-row>
        <table:table-row table:style-name="ro1">
          <table:table-cell office:value-type="string" calcext:value-type="string">
            <text:p>slow_a</text:p>
          </table:table-cell>
          <table:table-cell table:style-name="ce29" office:value-type="float" office:value="0.807" calcext:value-type="float">
            <text:p>0,8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807645" calcext:value-type="float">
            <text:p>0,807645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b</text:p>
          </table:table-cell>
          <table:table-cell table:style-name="ce29" office:value-type="float" office:value="0.949" calcext:value-type="float">
            <text:p>0,9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950752" calcext:value-type="float">
            <text:p>0,950752</text:p>
          </table:table-cell>
          <table:table-cell table:style-name="ce31"/>
          <table:table-cell table:number-columns-repeated="17"/>
        </table:table-row>
        <table:table-row table:style-name="ro1">
          <table:table-cell office:value-type="string" calcext:value-type="string">
            <text:p>slow_c</text:p>
          </table:table-cell>
          <table:table-cell table:style-name="ce29" office:value-type="float" office:value="2.849" calcext:value-type="float">
            <text:p>2,8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853313" calcext:value-type="float">
            <text:p>2,853313</text:p>
          </table:table-cell>
          <table:table-cell table:style-name="ce31"/>
          <table:table-cell table:number-columns-repeated="17"/>
        </table:table-row>
        <table:table-row table:style-name="ro1">
          <table:table-cell office:value-type="string" calcext:value-type="string">
            <text:p>slow_d</text:p>
          </table:table-cell>
          <table:table-cell table:style-name="ce29" office:value-type="float" office:value="7.454" calcext:value-type="float">
            <text:p>7,4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.463339" calcext:value-type="float">
            <text:p>7,463339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e</text:p>
          </table:table-cell>
          <table:table-cell table:style-name="ce29" office:value-type="float" office:value="2.235" calcext:value-type="float">
            <text:p>2,2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250465" calcext:value-type="float">
            <text:p>2,250465</text:p>
          </table:table-cell>
          <table:table-cell table:style-name="ce31"/>
          <table:table-cell table:number-columns-repeated="17"/>
        </table:table-row>
        <table:table-row table:style-name="ro1">
          <table:table-cell office:value-type="string" calcext:value-type="string">
            <text:p>slow_f</text:p>
          </table:table-cell>
          <table:table-cell table:style-name="ce29" office:value-type="float" office:value="0.419" calcext:value-type="float">
            <text:p>0,4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19318" calcext:value-type="float">
            <text:p>0,419318</text:p>
          </table:table-cell>
          <table:table-cell table:style-name="ce31"/>
          <table:table-cell table:number-columns-repeated="17"/>
        </table:table-row>
        <table:table-row table:style-name="ro1" table:number-rows-repeated="4">
          <table:table-cell table:number-columns-repeated="22"/>
        </table:table-row>
        <table:table-row table:style-name="ro4" table:number-rows-repeated="1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32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1048515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0 size(Mib)=762,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table:style-name="ce32" office:value-type="float" office:value="0.428" calcext:value-type="float">
            <text:p>0,428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.216237" calcext:value-type="float">
            <text:p>0,216237</text:p>
          </table:table-cell>
          <table:table-cell table:style-name="ce35"/>
          <table:table-cell table:number-columns-repeated="17"/>
        </table:table-row>
        <table:table-row table:style-name="ro1">
          <table:table-cell office:value-type="string" calcext:value-type="string">
            <text:p>slow_a</text:p>
          </table:table-cell>
          <table:table-cell table:style-name="ce33" office:value-type="float" office:value="0.793" calcext:value-type="float">
            <text:p>0,79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397877" calcext:value-type="float">
            <text:p>0,39787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b</text:p>
          </table:table-cell>
          <table:table-cell table:style-name="ce33" office:value-type="float" office:value="2.923" calcext:value-type="float">
            <text:p>2,9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495906" calcext:value-type="float">
            <text:p>1,4959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table:style-name="ce33" office:value-type="float" office:value="21.234" calcext:value-type="float">
            <text:p>21,23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.873617" calcext:value-type="float">
            <text:p>10,87361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d</text:p>
          </table:table-cell>
          <table:table-cell table:style-name="ce33" office:value-type="float" office:value="46.344" calcext:value-type="float">
            <text:p>46,344</text:p>
          </table:table-cell>
          <table:table-cell table:style-name="ce33" office:value-type="float" office:value="23.306" calcext:value-type="float">
            <text:p>23,306</text:p>
          </table:table-cell>
          <table:table-cell table:style-name="ce33" office:value-type="float" office:value="34.998931" calcext:value-type="float">
            <text:p>34,9989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e</text:p>
          </table:table-cell>
          <table:table-cell table:style-name="ce33" office:value-type="float" office:value="4.348" calcext:value-type="float">
            <text:p>4,34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.190125" calcext:value-type="float">
            <text:p>2,1901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f</text:p>
          </table:table-cell>
          <table:table-cell table:style-name="ce33" office:value-type="float" office:value="0.42" calcext:value-type="float">
            <text:p>0,4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281215" calcext:value-type="float">
            <text:p>0,281215</text:p>
          </table:table-cell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4" table:number-rows-repeated="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4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4" table:number-rows-repeated="2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4" table:number-rows-repeated="27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1048515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1 size(Mib)=762,939</text:p>
          </table:table-cell>
          <table:table-cell table:number-columns-repeated="21"/>
        </table:table-row>
        <table:table-row table:style-name="ro1">
          <table:table-cell table:style-name="ce36" office:value-type="string" calcext:value-type="string">
            <text:p>func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fast</text:p>
          </table:table-cell>
          <table:table-cell table:style-name="ce34" office:value-type="float" office:value="0.806" calcext:value-type="float">
            <text:p>0,806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.404999" calcext:value-type="float">
            <text:p>0,404999</text:p>
          </table:table-cell>
          <table:table-cell table:style-name="ce35"/>
          <table:table-cell table:number-columns-repeated="17"/>
        </table:table-row>
        <table:table-row table:style-name="ro1">
          <table:table-cell table:style-name="ce36" office:value-type="string" calcext:value-type="string">
            <text:p>slow_a</text:p>
          </table:table-cell>
          <table:table-cell table:style-name="ce33" office:value-type="float" office:value="1.426" calcext:value-type="float">
            <text:p>1,42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718059" calcext:value-type="float">
            <text:p>0,718059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b</text:p>
          </table:table-cell>
          <table:table-cell table:style-name="ce33" office:value-type="float" office:value="2.41" calcext:value-type="float">
            <text:p>2,4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2874" calcext:value-type="float">
            <text:p>1,2874</text:p>
          </table:table-cell>
          <table:table-cell table:style-name="ce35"/>
          <table:table-cell table:number-columns-repeated="17"/>
        </table:table-row>
        <table:table-row table:style-name="ro1">
          <table:table-cell table:style-name="ce36" office:value-type="string" calcext:value-type="string">
            <text:p>slow_c</text:p>
          </table:table-cell>
          <table:table-cell table:style-name="ce33" office:value-type="float" office:value="7.833" calcext:value-type="float">
            <text:p>7,8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.934768" calcext:value-type="float">
            <text:p>3,934768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d</text:p>
          </table:table-cell>
          <table:table-cell table:style-name="ce33" office:value-type="float" office:value="19.972" calcext:value-type="float">
            <text:p>19,972</text:p>
          </table:table-cell>
          <table:table-cell table:style-name="ce33" office:value-type="float" office:value="23.634" calcext:value-type="float">
            <text:p>23,634</text:p>
          </table:table-cell>
          <table:table-cell table:style-name="ce33" office:value-type="float" office:value="21.981792" calcext:value-type="float">
            <text:p>21,981792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e</text:p>
          </table:table-cell>
          <table:table-cell table:style-name="ce33" office:value-type="float" office:value="2.932" calcext:value-type="float">
            <text:p>2,9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474895" calcext:value-type="float">
            <text:p>1,474895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f</text:p>
          </table:table-cell>
          <table:table-cell table:style-name="ce33" office:value-type="float" office:value="0.676" calcext:value-type="float">
            <text:p>0,67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408651" calcext:value-type="float">
            <text:p>0,408651</text:p>
          </table:table-cell>
          <table:table-cell table:number-columns-repeated="18"/>
        </table:table-row>
        <table:table-row table:style-name="ro1" table:number-rows-repeated="35">
          <table:table-cell table:number-columns-repeated="22"/>
        </table:table-row>
        <table:table-row table:style-name="ro4" table:number-rows-repeated="1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1048517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currency-style style:name="N118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8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8P0"/>
    </number:currency-style>
    <number:percentage-style style:name="N119">
      <number:number number:decimal-places="3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00-00-00</text:date>, <text:time style:data-style-name="N2" text:time-value="16:30:25.2234909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46M22S</meta:editing-duration>
    <meta:editing-cycles>16</meta:editing-cycles>
    <meta:generator>LibreOffice/4.2.6.2$Linux_X86_64 LibreOffice_project/420$Build-2</meta:generator>
    <dc:date>2014-11-08T16:31:09.481655012</dc:date>
    <dc:creator>Matthieu Courbariaux</dc:creator>
    <dc:title>Tables</dc:title>
    <meta:document-statistic meta:table-count="6" meta:cell-count="787" meta:object-count="0"/>
  </office:meta>
</office:document-meta>
</file>